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Arial" svg:font-family="Arial" style:font-family-generic="swiss"/>
    <style:font-face style:name="Courier New2" svg:font-family="'Courier New'" style:font-pitch="variable"/>
    <style:font-face style:name="Open Sans" svg:font-family="'Open Sans'"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mily-generic="roman" style:font-pitch="variable"/>
    <style:font-face style:name="Calibri Light" svg:font-family="'Calibri Light'"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8.775cm" fo:margin-left="6.586cm" fo:margin-top="0cm" fo:margin-bottom="0cm" table:align="left" style:writing-mode="lr-tb"/>
    </style:style>
    <style:style style:name="Таблица1.A" style:family="table-column">
      <style:table-column-properties style:column-width="4.553cm"/>
    </style:style>
    <style:style style:name="Таблица1.B" style:family="table-column">
      <style:table-column-properties style:column-width="4.223cm"/>
    </style:style>
    <style:style style:name="Таблица1.1" style:family="table-row">
      <style:table-row-properties style:min-row-height="0.947cm" fo:keep-together="auto"/>
    </style:style>
    <style:style style:name="Таблица1.A1" style:family="table-cell">
      <style:table-cell-properties fo:padding-left="0.092cm" fo:padding-right="0.097cm" fo:padding-top="0.097cm" fo:padding-bottom="0.097cm" fo:border-left="0.25pt solid #000000" fo:border-right="none" fo:border-top="0.25pt solid #000000" fo:border-bottom="0.25pt solid #000000"/>
    </style:style>
    <style:style style:name="Таблица1.B1" style:family="table-cell">
      <style:table-cell-properties fo:padding-left="0.092cm" fo:padding-right="0.097cm" fo:padding-top="0.097cm" fo:padding-bottom="0.097cm" fo:border="0.25pt solid #000000"/>
    </style:style>
    <style:style style:name="Таблица1.4" style:family="table-row">
      <style:table-row-properties style:min-row-height="0.674cm" fo:keep-together="auto"/>
    </style:style>
    <style:style style:name="Таблица1.5" style:family="table-row">
      <style:table-row-properties style:min-row-height="0.968cm" fo:keep-together="auto"/>
    </style:style>
    <style:style style:name="Таблица1.6" style:family="table-row">
      <style:table-row-properties style:min-row-height="0.268cm" fo:keep-together="auto"/>
    </style:style>
    <style:style style:name="P1" style:family="paragraph" style:parent-style-name="Standard">
      <style:paragraph-properties fo:text-align="center" style:justify-single-word="false"/>
      <style:text-properties style:font-name="Times New Roman" fo:font-size="14pt" officeooo:paragraph-rsid="001e2051" style:font-size-asian="14pt" style:font-name-complex="Times New Roman1" style:font-size-complex="14pt"/>
    </style:style>
    <style:style style:name="P2" style:family="paragraph" style:parent-style-name="Standard">
      <style:paragraph-properties fo:text-align="justify" style:justify-single-word="false"/>
      <style:text-properties style:font-name="Times New Roman" fo:font-size="14pt" officeooo:paragraph-rsid="001e205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officeooo:paragraph-rsid="001e2051" style:font-size-asian="14pt" style:font-size-complex="14pt"/>
    </style:style>
    <style:style style:name="P4" style:family="paragraph" style:parent-style-name="Standard">
      <style:paragraph-properties>
        <style:tab-stops>
          <style:tab-stop style:position="0.635cm"/>
        </style:tab-stops>
      </style:paragraph-properties>
      <style:text-properties style:font-name="Times New Roman" fo:font-size="14pt" style:font-size-asian="14pt" style:font-size-complex="14pt"/>
    </style:style>
    <style:style style:name="P5" style:family="paragraph" style:parent-style-name="Standard">
      <style:paragraph-properties>
        <style:tab-stops>
          <style:tab-stop style:position="0.635cm"/>
        </style:tab-stops>
      </style:paragraph-properties>
      <style:text-properties style:font-name="Times New Roman" fo:font-size="14pt" officeooo:paragraph-rsid="00237b21" style:font-size-asian="14pt" style:font-size-complex="14pt"/>
    </style:style>
    <style:style style:name="P6" style:family="paragraph" style:parent-style-name="Standard">
      <style:paragraph-properties style:line-height-at-least="0.503cm"/>
      <style:text-properties style:font-name="Times New Roman" fo:font-size="14pt" style:font-size-asian="14pt" style:font-size-complex="14pt"/>
    </style:style>
    <style:style style:name="P7" style:family="paragraph" style:parent-style-name="Standard">
      <style:paragraph-properties fo:text-align="center" style:justify-single-word="false"/>
      <style:text-properties style:font-name="Times New Roman" fo:font-size="14pt" fo:font-weight="bold" officeooo:paragraph-rsid="001e2051" style:font-size-asian="14pt" style:font-weight-asian="bold" style:font-name-complex="Times New Roman1" style:font-size-complex="14pt"/>
    </style:style>
    <style:style style:name="P8" style:family="paragraph" style:parent-style-name="Standard">
      <style:paragraph-properties fo:text-align="center" style:justify-single-word="false"/>
      <style:text-properties style:font-name="Times New Roman" fo:font-size="14pt" fo:font-weight="bold" officeooo:paragraph-rsid="001fb4dd" style:font-size-asian="14pt" style:font-weight-asian="bold"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language="en" fo:country="US" fo:font-weight="normal" officeooo:paragraph-rsid="001e2051" style:font-size-asian="14pt" style:font-weight-asian="normal" style:font-name-complex="Times New Roman1" style:font-size-complex="14pt" style:font-weight-complex="normal"/>
    </style:style>
    <style:style style:name="P10" style:family="paragraph" style:parent-style-name="Standard">
      <style:paragraph-properties>
        <style:tab-stops>
          <style:tab-stop style:position="0.635cm"/>
        </style:tab-stops>
      </style:paragraph-properties>
      <style:text-properties style:font-name="Times New Roman" fo:font-size="14pt" fo:language="en" fo:country="US" fo:font-weight="normal" style:font-size-asian="14pt" style:font-weight-asian="normal" style:font-size-complex="14pt" style:font-weight-complex="normal"/>
    </style:style>
    <style:style style:name="P11"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bold" style:font-size-asian="14pt" style:font-weight-asian="bold" style:font-name-complex="Times New Roman" style:font-size-complex="14pt" style:font-weight-complex="bold"/>
    </style:style>
    <style:style style:name="P12"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style:font-size-asian="14pt" style:font-weight-asian="normal" style:font-name-complex="Times New Roman" style:font-size-complex="14pt" style:font-weight-complex="normal"/>
    </style:style>
    <style:style style:name="P13"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paragraph-rsid="00210360" style:font-size-asian="14pt" style:font-weight-asian="normal" style:font-name-complex="Times New Roman" style:font-size-complex="14pt" style:font-weight-complex="normal"/>
    </style:style>
    <style:style style:name="P14"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paragraph-rsid="0021a258" style:font-size-asian="14pt" style:font-weight-asian="normal" style:font-name-complex="Times New Roman" style:font-size-complex="14pt" style:font-weight-complex="normal"/>
    </style:style>
    <style:style style:name="P15"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rsid="0021a258" officeooo:paragraph-rsid="0021a258" style:font-size-asian="14pt" style:font-weight-asian="normal" style:font-name-complex="Times New Roman" style:font-size-complex="14pt" style:font-weight-complex="normal"/>
    </style:style>
    <style:style style:name="P16"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style:font-name-asian="Times New Roman" style:font-size-asian="14pt" style:font-weight-asian="normal" style:font-name-complex="Times New Roman" style:font-size-complex="14pt" style:font-weight-complex="normal"/>
    </style:style>
    <style:style style:name="P17" style:family="paragraph" style:parent-style-name="Standard">
      <style:paragraph-properties>
        <style:tab-stops>
          <style:tab-stop style:position="0.635cm"/>
        </style:tab-stops>
      </style:paragraph-properties>
      <style:text-properties fo:color="#000000" style:font-name="Times New Roman" fo:font-size="14pt" fo:language="en" fo:country="US" style:text-underline-style="none" fo:font-weight="normal" fo:background-color="#ffffff" style:font-size-asian="14pt" style:font-weight-asian="normal" style:font-name-complex="Times New Roman" style:font-size-complex="14pt" style:font-weight-complex="normal"/>
    </style:style>
    <style:style style:name="P18" style:family="paragraph" style:parent-style-name="Standard">
      <style:paragraph-properties style:line-height-at-least="0.503cm"/>
      <style:text-properties fo:color="#000000" style:font-name="Times New Roman" fo:font-size="14pt" fo:font-weight="normal" fo:background-color="#ffffff" style:font-size-asian="14pt" style:font-size-complex="14pt"/>
    </style:style>
    <style:style style:name="P19" style:family="paragraph" style:parent-style-name="Standard">
      <style:paragraph-properties>
        <style:tab-stops>
          <style:tab-stop style:position="0.635cm"/>
        </style:tab-stops>
      </style:paragraph-properties>
      <style:text-properties fo:color="#000000" style:font-name="Times New Roman" fo:font-size="14pt" fo:font-weight="normal" fo:background-color="#ffffff" style:font-size-asian="14pt" style:font-size-complex="14pt"/>
    </style:style>
    <style:style style:name="P20" style:family="paragraph" style:parent-style-name="Standard">
      <style:paragraph-properties style:line-height-at-least="0.503cm"/>
      <style:text-properties fo:color="#0000ff" style:font-name="Times New Roman" fo:font-size="14pt" fo:font-weight="normal" fo:background-color="#ffffff" style:font-size-asian="14pt" style:font-size-complex="14pt"/>
    </style:style>
    <style:style style:name="P21" style:family="paragraph" style:parent-style-name="Standard">
      <style:paragraph-properties style:line-height-at-least="0.503cm"/>
      <style:text-properties fo:color="#af00db" style:font-name="Times New Roman" fo:font-size="14pt" fo:font-weight="normal" fo:background-color="#ffffff" style:font-size-asian="14pt" style:font-size-complex="14pt"/>
    </style:style>
    <style:style style:name="P22" style:family="paragraph" style:parent-style-name="Standard">
      <style:paragraph-properties fo:margin-left="1.27cm" fo:margin-right="0cm" fo:text-indent="0cm" style:auto-text-indent="false">
        <style:tab-stops>
          <style:tab-stop style:position="0.635cm"/>
        </style:tab-stops>
      </style:paragraph-properties>
    </style:style>
    <style:style style:name="P23" style:family="paragraph" style:parent-style-name="Standard">
      <style:paragraph-properties fo:margin-left="1.27cm" fo:margin-right="0cm" fo:text-indent="0cm" style:auto-text-indent="false">
        <style:tab-stops>
          <style:tab-stop style:position="0.635cm"/>
        </style:tab-stops>
      </style:paragraph-properties>
      <style:text-properties style:font-name="Times New Roman" fo:font-size="14pt" style:font-size-asian="14pt" style:font-size-complex="14pt"/>
    </style:style>
    <style:style style:name="P24" style:family="paragraph" style:parent-style-name="Table_20_Contents">
      <style:paragraph-properties fo:margin-top="0cm" fo:margin-bottom="0.353cm" loext:contextual-spacing="false" text:number-lines="false" text:line-number="0"/>
      <style:text-properties style:font-name="Times New Roman" fo:font-size="14pt" officeooo:paragraph-rsid="001e2051" style:font-size-asian="14pt" style:font-size-complex="14pt"/>
    </style:style>
    <style:style style:name="P25" style:family="paragraph" style:parent-style-name="Table_20_Contents">
      <style:paragraph-properties fo:margin-top="0cm" fo:margin-bottom="0.353cm" loext:contextual-spacing="false"/>
      <style:text-properties style:font-name="Times New Roman" fo:font-size="14pt" officeooo:paragraph-rsid="001e2051" style:font-size-asian="14pt" style:font-size-complex="14pt"/>
    </style:style>
    <style:style style:name="P26" style:family="paragraph" style:parent-style-name="Table_20_Contents">
      <style:paragraph-properties fo:margin-top="0cm" fo:margin-bottom="0.353cm" loext:contextual-spacing="false" style:snap-to-layout-grid="false"/>
      <style:text-properties style:font-name="Times New Roman" fo:font-size="14pt" officeooo:paragraph-rsid="001e2051" style:font-size-asian="14pt" style:font-size-complex="14pt"/>
    </style:style>
    <style:style style:name="P27" style:family="paragraph" style:parent-style-name="Standard">
      <style:paragraph-properties fo:margin-top="0cm" fo:margin-bottom="0.499cm" loext:contextual-spacing="false" style:line-height-at-least="0.503cm"/>
      <style:text-properties fo:color="#000000" style:font-name="Times New Roman" fo:font-size="14pt" fo:font-weight="normal" fo:background-color="#ffffff" style:font-size-asian="14pt" style:font-size-complex="14pt"/>
    </style:style>
    <style:style style:name="P28" style:family="paragraph" style:parent-style-name="Standard">
      <style:paragraph-properties fo:margin-top="0cm" fo:margin-bottom="0.499cm" loext:contextual-spacing="false" style:line-height-at-least="0.503cm"/>
      <style:text-properties style:font-name="Times New Roman" fo:font-size="14pt" style:font-size-asian="14pt" style:font-size-complex="14pt"/>
    </style:style>
    <style:style style:name="P29" style:family="paragraph" style:parent-style-name="Standard" style:master-page-name="Standard">
      <style:paragraph-properties fo:text-align="center" style:justify-single-word="false" style:page-number="auto"/>
      <style:text-properties style:font-name="Times New Roman" fo:font-size="14pt" officeooo:paragraph-rsid="001e2051" style:font-size-asian="14pt" style:font-name-complex="Times New Roman1" style:font-size-complex="14pt"/>
    </style:style>
    <style:style style:name="P30" style:family="paragraph" style:parent-style-name="Standard" style:list-style-name="WW8Num2">
      <style:paragraph-properties>
        <style:tab-stops>
          <style:tab-stop style:position="0.635cm"/>
        </style:tab-stops>
      </style:paragraph-properties>
      <style:text-properties style:font-name="Times New Roman" fo:font-size="14pt" style:font-size-asian="14pt" style:font-size-complex="14pt"/>
    </style:style>
    <style:style style:name="P31" style:family="paragraph" style:parent-style-name="Standard" style:list-style-name="WW8Num2">
      <style:paragraph-properties>
        <style:tab-stops>
          <style:tab-stop style:position="0.635cm"/>
        </style:tab-stops>
      </style:paragraph-properties>
      <style:text-properties style:font-name="Times New Roman" fo:font-size="14pt" officeooo:paragraph-rsid="00237b21" style:font-size-asian="14pt" style:font-size-complex="14pt"/>
    </style:style>
    <style:style style:name="P32" style:family="paragraph" style:parent-style-name="Standard" style:list-style-name="WW8Num2">
      <style:paragraph-properties>
        <style:tab-stops>
          <style:tab-stop style:position="0.635cm"/>
        </style:tab-stops>
      </style:paragraph-properties>
      <style:text-properties style:font-name="Times New Roman" fo:font-size="14pt" fo:language="ru" fo:country="RU" style:text-underline-style="none" style:font-size-asian="14pt" style:font-name-complex="Times New Roman" style:font-size-complex="14pt"/>
    </style:style>
    <style:style style:name="P33" style:family="paragraph" style:parent-style-name="Standard" style:list-style-name="WW8Num2">
      <style:paragraph-properties>
        <style:tab-stops>
          <style:tab-stop style:position="0.635cm"/>
        </style:tab-stops>
      </style:paragraph-properties>
      <style:text-properties style:font-name="Times New Roman" fo:font-size="14pt" fo:language="ru" fo:country="RU" style:text-underline-style="none" fo:font-weight="bold" style:font-size-asian="14pt" style:font-weight-asian="bold" style:font-name-complex="Times New Roman" style:font-size-complex="14pt" style:font-weight-complex="bold"/>
    </style:style>
    <style:style style:name="P34" style:family="paragraph" style:parent-style-name="Standard" style:list-style-name="WW8Num2">
      <style:paragraph-properties>
        <style:tab-stops>
          <style:tab-stop style:position="0.635cm"/>
        </style:tab-stops>
      </style:paragraph-properties>
      <style:text-properties style:font-name="Times New Roman" fo:font-size="14pt" fo:language="ru" fo:country="RU" fo:font-weight="bold" style:font-size-asian="14pt" style:font-weight-asian="bold" style:font-name-complex="Times New Roman" style:font-size-complex="14pt" style:font-weight-complex="bold"/>
    </style:style>
    <style:style style:name="P35" style:family="paragraph" style:parent-style-name="Standard">
      <style:paragraph-properties>
        <style:tab-stops>
          <style:tab-stop style:position="0.635cm"/>
        </style:tab-stops>
      </style:paragraph-properties>
      <style:text-properties style:font-name="Times New Roman" fo:font-size="14pt" fo:language="en" fo:country="US" style:text-underline-style="none" fo:font-weight="normal" officeooo:rsid="0021a258" officeooo:paragraph-rsid="0021a258" style:font-size-asian="14pt" style:font-weight-asian="normal" style:font-name-complex="Times New Roman" style:font-size-complex="14pt" style:font-weight-complex="normal"/>
    </style:style>
    <style:style style:name="T1" style:family="text">
      <style:text-properties style:font-name="Times New Roman" fo:font-size="14pt" fo:language="en" fo:country="US" style:text-underline-style="none" fo:font-weight="normal" style:font-size-asian="14pt" style:font-weight-asian="normal" style:font-name-complex="Times New Roman" style:font-size-complex="14pt" style:font-weight-complex="normal"/>
    </style:style>
    <style:style style:name="T2" style:family="text">
      <style:text-properties style:font-name="Times New Roman" fo:font-size="14pt" fo:language="en" fo:country="US" style:text-underline-style="none" fo:font-weight="normal" officeooo:rsid="001fb4dd" style:font-size-asian="14pt" style:font-weight-asian="normal" style:font-name-complex="Times New Roman" style:font-size-complex="14pt" style:font-weight-complex="normal"/>
    </style:style>
    <style:style style:name="T3" style:family="text">
      <style:text-properties style:font-name="Times New Roman" fo:font-size="14pt" fo:language="en" fo:country="US" style:text-underline-style="none" fo:font-weight="normal" officeooo:rsid="0023ead9" style:font-size-asian="14pt" style:font-weight-asian="normal" style:font-name-complex="Times New Roman" style:font-size-complex="14pt" style:font-weight-complex="normal"/>
    </style:style>
    <style:style style:name="T4" style:family="text">
      <style:text-properties style:font-name="Times New Roman" fo:font-size="14pt" fo:language="en" fo:country="US" style:text-underline-style="none" fo:font-weight="bold" style:font-size-asian="14pt" style:font-weight-asian="bold" style:font-size-complex="14pt" style:font-weight-complex="bold"/>
    </style:style>
    <style:style style:name="T5" style:family="text">
      <style:text-properties officeooo:rsid="001fb4dd"/>
    </style:style>
    <style:style style:name="T6" style:family="text">
      <style:text-properties fo:color="#af00db"/>
    </style:style>
    <style:style style:name="T7" style:family="text">
      <style:text-properties fo:color="#0000ff"/>
    </style:style>
    <style:style style:name="T8" style:family="text">
      <style:text-properties fo:color="#0000ff" fo:language="en" fo:country="US" style:text-underline-style="none" style:font-weight-asian="normal" style:font-name-complex="Times New Roman" style:font-weight-complex="normal"/>
    </style:style>
    <style:style style:name="T9" style:family="text">
      <style:text-properties fo:color="#09885a"/>
    </style:style>
    <style:style style:name="T10" style:family="text">
      <style:text-properties fo:color="#a31515"/>
    </style:style>
    <style:style style:name="T11" style:family="text">
      <style:text-properties fo:color="#267f99"/>
    </style:style>
    <style:style style:name="T12" style:family="text">
      <style:text-properties fo:color="#001080"/>
    </style:style>
    <style:style style:name="T13" style:family="text">
      <style:text-properties fo:color="#008000"/>
    </style:style>
    <style:style style:name="T14" style:family="text">
      <style:text-properties fo:color="#795e26"/>
    </style:style>
    <style:style style:name="T15" style:family="text">
      <style:text-properties fo:color="#ff0000"/>
    </style:style>
    <style:style style:name="T16" style:family="text">
      <style:text-properties officeooo:rsid="00210360"/>
    </style:style>
    <style:style style:name="T17" style:family="text">
      <style:text-properties officeooo:rsid="0021a258"/>
    </style:style>
    <style:style style:name="T18" style:family="text">
      <style:text-properties fo:font-variant="normal" fo:text-transform="none" fo:color="#000000" fo:letter-spacing="normal" fo:language="ru" fo:country="RU" fo:font-style="normal" style:text-underline-style="none" fo:font-weight="normal" style:font-style-asian="normal" style:font-weight-asian="normal" style:font-name-complex="Times New Roman" style:font-weight-complex="normal"/>
    </style:style>
    <style:style style:name="T19" style:family="text">
      <style:text-properties fo:font-variant="normal" fo:text-transform="none" fo:color="#000000" fo:letter-spacing="normal" fo:language="ru" fo:country="RU" fo:font-style="normal" style:text-underline-style="none" fo:font-weight="normal" officeooo:rsid="0021a258" style:font-style-asian="normal" style:font-weight-asian="normal" style:font-name-complex="Times New Roman" style:font-weight-complex="normal"/>
    </style:style>
    <style:style style:name="T20" style:family="text">
      <style:text-properties fo:language="ru" fo:country="RU" style:text-underline-style="none" fo:font-weight="bold" style:font-weight-asian="bold" style:font-name-complex="Times New Roman" style:font-weight-complex="bold"/>
    </style:style>
    <style:style style:name="T21" style:family="text">
      <style:text-properties fo:language="ru" fo:country="RU" style:text-underline-style="none" fo:font-weight="normal" style:font-weight-asian="normal" style:font-name-complex="Times New Roman" style:font-weight-complex="normal"/>
    </style:style>
    <style:style style:name="T22" style:family="text">
      <style:text-properties fo:language="en" fo:country="US" style:text-underline-style="none" style:font-weight-asian="normal" style:font-name-complex="Times New Roman" style:font-weight-complex="normal"/>
    </style:style>
    <style:style style:name="T23" style:family="text">
      <style:text-properties fo:language="en" fo:country="US" style:text-underline-style="none" fo:font-weight="bold" style:font-weight-asian="bold" style:font-name-complex="Times New Roman"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Московский Авиационный Институт</text:p>
      <text:p text:style-name="P1">(Национальный исследовательский Университет)</text:p>
      <text:p text:style-name="P1"/>
      <text:p text:style-name="P1"/>
      <text:p text:style-name="P1">Факультет: «Информационные технологии и прикладная математика»</text:p>
      <text:p text:style-name="P1">Кафедра: 806 «Вычислительная математика и программирование»</text:p>
      <text:p text:style-name="P1"/>
      <text:p text:style-name="P1"/>
      <text:p text:style-name="P1"/>
      <text:p text:style-name="P1"/>
      <text:p text:style-name="P7">Лабораторная работа №<text:span text:style-name="T5">5</text:span></text:p>
      <text:p text:style-name="P7">по курсу «ООП»</text:p>
      <text:p text:style-name="P3"/>
      <text:p text:style-name="P7"/>
      <text:p text:style-name="P7"/>
      <text:p text:style-name="P7"/>
      <text:p text:style-name="P7">Тема:</text:p>
      <text:p text:style-name="P8">Основы работы с коллекциями: итераторы.</text:p>
      <text:p text:style-name="P3"/>
      <text:p text:style-name="P3"/>
      <text:p text:style-name="P3"/>
      <text:p text:style-name="P3"/>
      <text:p text:style-name="P3"/>
      <text:p text:style-name="P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4">Студент:</text:p>
          </table:table-cell>
          <table:table-cell table:style-name="Таблица1.B1" office:value-type="string">
            <text:p text:style-name="P24">Обыденкова Ю.Ю.</text:p>
          </table:table-cell>
        </table:table-row>
        <table:table-row table:style-name="Таблица1.1">
          <table:table-cell table:style-name="Таблица1.A1" office:value-type="string">
            <text:p text:style-name="P24">Группа:</text:p>
          </table:table-cell>
          <table:table-cell table:style-name="Таблица1.B1" office:value-type="string">
            <text:p text:style-name="P24">М80-208Б-18</text:p>
          </table:table-cell>
        </table:table-row>
        <table:table-row table:style-name="Таблица1.1">
          <table:table-cell table:style-name="Таблица1.A1" office:value-type="string">
            <text:p text:style-name="P24">Преподаватель:</text:p>
          </table:table-cell>
          <table:table-cell table:style-name="Таблица1.B1" office:value-type="string">
            <text:p text:style-name="P24">Журавлев А.А.</text:p>
          </table:table-cell>
        </table:table-row>
        <table:table-row table:style-name="Таблица1.4">
          <table:table-cell table:style-name="Таблица1.A1" office:value-type="string">
            <text:p text:style-name="P25">Вариант:</text:p>
          </table:table-cell>
          <table:table-cell table:style-name="Таблица1.B1" office:value-type="string">
            <text:p text:style-name="P25">18</text:p>
          </table:table-cell>
        </table:table-row>
        <table:table-row table:style-name="Таблица1.5">
          <table:table-cell table:style-name="Таблица1.A1" office:value-type="string">
            <text:p text:style-name="P24">Оценка:</text:p>
          </table:table-cell>
          <table:table-cell table:style-name="Таблица1.B1" office:value-type="string">
            <text:p text:style-name="P26"/>
          </table:table-cell>
        </table:table-row>
        <table:table-row table:style-name="Таблица1.6">
          <table:table-cell table:style-name="Таблица1.A1" office:value-type="string">
            <text:p text:style-name="P24">Дата:</text:p>
          </table:table-cell>
          <table:table-cell table:style-name="Таблица1.B1" office:value-type="string">
            <text:p text:style-name="P26"/>
          </table:table-cell>
        </table:table-row>
      </table:table>
      <text:p text:style-name="P2"/>
      <text:p text:style-name="P2"/>
      <text:p text:style-name="P2"/>
      <text:p text:style-name="P2"/>
      <text:p text:style-name="P2"/>
      <text:p text:style-name="P2"/>
      <text:p text:style-name="P2"/>
      <text:p text:style-name="P1">Москва</text:p>
      <text:p text:style-name="P9">2019</text:p>
      <text:p text:style-name="P9"/>
      <text:list xml:id="list2271016719" text:style-name="WW8Num2">
        <text:list-header>
          <text:p text:style-name="P32"><text:soft-page-break/></text:p>
        </text:list-header>
        <text:list-item>
          <text:p text:style-name="P33">Код программы:</text:p>
        </text:list-item>
      </text:list>
      <text:p text:style-name="P11">vertex.h<text:span text:style-name="T5">pp</text:span><text:line-break/></text:p>
      <text:p text:style-name="P17"><text:span text:style-name="T6">#ifndef</text:span><text:span text:style-name="T7"> D_VERTEX_HPP_</text:span></text:p>
      <text:p text:style-name="P18"><text:span text:style-name="T6">#define</text:span><text:span text:style-name="T7"> D_VERTEX_HPP_ </text:span><text:span text:style-name="T9">1</text:span></text:p>
      <text:p text:style-name="P6"/>
      <text:p text:style-name="P18"><text:span text:style-name="T6">#include</text:span><text:span text:style-name="T7"> </text:span><text:span text:style-name="T10">&lt;iostream&gt;</text:span></text:p>
      <text:p text:style-name="P6"/>
      <text:p text:style-name="P18"><text:span text:style-name="T7">template</text:span>&lt;<text:span text:style-name="T7">class</text:span> <text:span text:style-name="T11">T</text:span>&gt;</text:p>
      <text:p text:style-name="P18"><text:span text:style-name="T7">struct</text:span> <text:span text:style-name="T11">vertex</text:span> {</text:p>
      <text:p text:style-name="P18">T x;</text:p>
      <text:p text:style-name="P18">T y;</text:p>
      <text:p text:style-name="P18">};</text:p>
      <text:p text:style-name="P6"/>
      <text:p text:style-name="P18"><text:span text:style-name="T7">template</text:span> &lt;<text:span text:style-name="T7">class</text:span> <text:span text:style-name="T11">T</text:span>&gt;</text:p>
      <text:p text:style-name="P18"><text:span text:style-name="T11">std</text:span>::<text:span text:style-name="T11">istream</text:span><text:span text:style-name="T7">&amp;</text:span> <text:span text:style-name="T6">operator&gt;&gt;</text:span> (<text:span text:style-name="T11">std</text:span>::<text:span text:style-name="T11">istream</text:span><text:span text:style-name="T7">&amp;</text:span> <text:span text:style-name="T12">is</text:span>, <text:span text:style-name="T11">vertex</text:span>&lt;<text:span text:style-name="T11">T</text:span>&gt;<text:span text:style-name="T7">&amp;</text:span> <text:span text:style-name="T12">p</text:span>) {</text:p>
      <text:p text:style-name="P18">is &gt;&gt; <text:span text:style-name="T12">p</text:span>.<text:span text:style-name="T12">x</text:span> &gt;&gt; <text:span text:style-name="T12">p</text:span>.<text:span text:style-name="T12">y</text:span>;</text:p>
      <text:p text:style-name="P18"><text:span text:style-name="T6">return</text:span> is;</text:p>
      <text:p text:style-name="P18">}</text:p>
      <text:p text:style-name="P6"/>
      <text:p text:style-name="P18"><text:span text:style-name="T7">template</text:span>&lt;<text:span text:style-name="T7">class</text:span> <text:span text:style-name="T11">T</text:span>&gt;</text:p>
      <text:p text:style-name="P18"><text:span text:style-name="T11">std</text:span>::<text:span text:style-name="T11">ostream</text:span><text:span text:style-name="T7">&amp;</text:span> <text:span text:style-name="T6">operator&lt;&lt;</text:span> (<text:span text:style-name="T11">std</text:span>::<text:span text:style-name="T11">ostream</text:span><text:span text:style-name="T7">&amp;</text:span> <text:span text:style-name="T12">os</text:span>, <text:span text:style-name="T7">const</text:span> <text:span text:style-name="T11">vertex</text:span>&lt;<text:span text:style-name="T11">T</text:span>&gt;<text:span text:style-name="T7">&amp;</text:span> <text:span text:style-name="T12">p</text:span>) {</text:p>
      <text:p text:style-name="P18">os &lt;&lt; <text:span text:style-name="T10">'['</text:span> &lt;&lt; <text:span text:style-name="T10">' '</text:span> &lt;&lt; <text:span text:style-name="T12">p</text:span>.<text:span text:style-name="T12">x</text:span> &lt;&lt; <text:span text:style-name="T10">' '</text:span> &lt;&lt; <text:span text:style-name="T12">p</text:span>.<text:span text:style-name="T12">y</text:span> &lt;&lt; <text:span text:style-name="T10">' '</text:span> &lt;&lt; <text:span text:style-name="T10">']'</text:span>;</text:p>
      <text:p text:style-name="P18"><text:span text:style-name="T6">return</text:span> os;</text:p>
      <text:p text:style-name="P18">}</text:p>
      <text:p text:style-name="P6"/>
      <text:p text:style-name="P18"><text:span text:style-name="T7">template</text:span> &lt;<text:span text:style-name="T7">class</text:span> <text:span text:style-name="T11">T</text:span>&gt;</text:p>
      <text:p text:style-name="P18"><text:span text:style-name="T11">vertex</text:span>&lt;<text:span text:style-name="T11">T</text:span>&gt; <text:span text:style-name="T6">operator+</text:span> (<text:span text:style-name="T11">vertex</text:span>&lt;<text:span text:style-name="T11">T</text:span>&gt; <text:span text:style-name="T12">p1</text:span>, <text:span text:style-name="T11">vertex</text:span>&lt;<text:span text:style-name="T11">T</text:span>&gt; <text:span text:style-name="T12">p2</text:span>) {</text:p>
      <text:p text:style-name="P18">vertex&lt;T&gt; p;</text:p>
      <text:p text:style-name="P18"><text:span text:style-name="T12">p</text:span>.<text:span text:style-name="T12">x</text:span> = <text:span text:style-name="T12">p1</text:span>.<text:span text:style-name="T12">x</text:span> + <text:span text:style-name="T12">p2</text:span>.<text:span text:style-name="T12">x</text:span>;</text:p>
      <text:p text:style-name="P18"><text:span text:style-name="T12">p</text:span>.<text:span text:style-name="T12">y</text:span> = <text:span text:style-name="T12">p1</text:span>.<text:span text:style-name="T12">y</text:span> + <text:span text:style-name="T12">p2</text:span>.<text:span text:style-name="T12">y</text:span>;</text:p>
      <text:p text:style-name="P18"><text:span text:style-name="T6">return</text:span> p;</text:p>
      <text:p text:style-name="P18">}</text:p>
      <text:p text:style-name="P6"/>
      <text:p text:style-name="P18"><text:span text:style-name="T7">template</text:span> &lt;<text:span text:style-name="T7">class</text:span> <text:span text:style-name="T11">T</text:span>&gt;</text:p>
      <text:p text:style-name="P18"><text:span text:style-name="T11">vertex</text:span>&lt;<text:span text:style-name="T11">T</text:span>&gt;<text:span text:style-name="T7">&amp;</text:span> <text:span text:style-name="T6">operator/</text:span> (<text:span text:style-name="T11">vertex</text:span>&lt;<text:span text:style-name="T11">T</text:span>&gt;<text:span text:style-name="T7">&amp;</text:span> <text:span text:style-name="T12">p</text:span>, <text:span text:style-name="T7">int</text:span> <text:span text:style-name="T12">num</text:span>) {</text:p>
      <text:p text:style-name="P18"><text:span text:style-name="T12">p</text:span>.<text:span text:style-name="T12">x</text:span> = <text:span text:style-name="T12">p</text:span>.<text:span text:style-name="T12">x</text:span> / num;</text:p>
      <text:p text:style-name="P18"><text:span text:style-name="T12">p</text:span>.<text:span text:style-name="T12">y</text:span> = <text:span text:style-name="T12">p</text:span>.<text:span text:style-name="T12">y</text:span> / num;</text:p>
      <text:p text:style-name="P18"><text:span text:style-name="T6">return</text:span> p;</text:p>
      <text:p text:style-name="P18">}</text:p>
      <text:p text:style-name="P6"/>
      <text:p text:style-name="P18"><text:span text:style-name="T6">#endif</text:span><text:span text:style-name="T13"> // D_VERTEX_HPP_</text:span></text:p>
      <text:p text:style-name="P12"/>
      <text:p text:style-name="P12"/>
      <text:p text:style-name="P11"><text:soft-page-break/><text:span text:style-name="T5">square</text:span>.h<text:span text:style-name="T5">pp</text:span><text:line-break/></text:p>
      <text:p text:style-name="P17"><text:span text:style-name="T6">#ifndef</text:span><text:span text:style-name="T7"> D_SQUARE_HPP_</text:span></text:p>
      <text:p text:style-name="P18"><text:span text:style-name="T6">#define</text:span><text:span text:style-name="T7"> D_SQUARE_HPP_ </text:span><text:span text:style-name="T9">1</text:span></text:p>
      <text:p text:style-name="P6"/>
      <text:p text:style-name="P18"><text:span text:style-name="T6">#include</text:span><text:span text:style-name="T7"> </text:span><text:span text:style-name="T10">&lt;iostream&gt;</text:span></text:p>
      <text:p text:style-name="P18"><text:span text:style-name="T6">#include</text:span><text:span text:style-name="T7"> </text:span><text:span text:style-name="T10">&lt;assert.h&gt;</text:span></text:p>
      <text:p text:style-name="P18"><text:span text:style-name="T6">#include</text:span><text:span text:style-name="T7"> </text:span><text:span text:style-name="T10">&lt;math.h&gt;</text:span></text:p>
      <text:p text:style-name="P6"/>
      <text:p text:style-name="P18"><text:span text:style-name="T6">#include</text:span><text:span text:style-name="T7"> </text:span><text:span text:style-name="T10">"vertex.hpp"</text:span></text:p>
      <text:p text:style-name="P6"/>
      <text:p text:style-name="P18"><text:span text:style-name="T7">template</text:span>&lt;<text:span text:style-name="T7">class</text:span> <text:span text:style-name="T11">T</text:span>&gt;</text:p>
      <text:p text:style-name="P18"><text:span text:style-name="T7">struct</text:span> <text:span text:style-name="T11">Square</text:span> {</text:p>
      <text:p text:style-name="P20">public:</text:p>
      <text:p text:style-name="P18"><text:span text:style-name="T14">Square</text:span>(<text:span text:style-name="T11">std</text:span>::<text:span text:style-name="T11">istream</text:span> <text:span text:style-name="T7">&amp;</text:span><text:span text:style-name="T12">is</text:span>);</text:p>
      <text:p text:style-name="P18"><text:span text:style-name="T7">bool</text:span> <text:span text:style-name="T14">correct</text:span>() <text:span text:style-name="T7">const</text:span>;</text:p>
      <text:p text:style-name="P6"/>
      <text:p text:style-name="P18"><text:span text:style-name="T11">vertex</text:span>&lt;<text:span text:style-name="T7">double</text:span>&gt; <text:span text:style-name="T14">center</text:span>() <text:span text:style-name="T7">const</text:span>;</text:p>
      <text:p text:style-name="P18"><text:span text:style-name="T7">double</text:span> <text:span text:style-name="T14">area</text:span>() <text:span text:style-name="T7">const</text:span>;</text:p>
      <text:p text:style-name="P18"><text:span text:style-name="T7">void</text:span> <text:span text:style-name="T14">print</text:span>() <text:span text:style-name="T7">const</text:span>;</text:p>
      <text:p text:style-name="P6"/>
      <text:p text:style-name="P20">private:</text:p>
      <text:p text:style-name="P18">vertex&lt;T&gt; a1,a2,a3,a4;</text:p>
      <text:p text:style-name="P18">};</text:p>
      <text:p text:style-name="P27"><text:line-break/></text:p>
      <text:p text:style-name="P18"><text:span text:style-name="T7">template</text:span>&lt;<text:span text:style-name="T7">class</text:span> <text:span text:style-name="T11">T</text:span>&gt;</text:p>
      <text:p text:style-name="P18"><text:span text:style-name="T11">Square</text:span>&lt;<text:span text:style-name="T11">T</text:span>&gt;::<text:span text:style-name="T14">Square</text:span>(<text:span text:style-name="T11">std</text:span>::istream &amp;is){</text:p>
      <text:p text:style-name="P18">is &gt;&gt; a1 &gt;&gt; a2 &gt;&gt; a3 &gt;&gt; a4;</text:p>
      <text:p text:style-name="P18"><text:span text:style-name="T14">assert</text:span>(<text:span text:style-name="T14">correct</text:span>());</text:p>
      <text:p text:style-name="P18">}</text:p>
      <text:p text:style-name="P6"/>
      <text:p text:style-name="P18"><text:span text:style-name="T7">template</text:span>&lt;<text:span text:style-name="T7">class</text:span> <text:span text:style-name="T11">T</text:span>&gt;</text:p>
      <text:p text:style-name="P18"><text:span text:style-name="T7">bool</text:span> <text:span text:style-name="T11">Square</text:span>&lt;<text:span text:style-name="T11">T</text:span>&gt;::<text:span text:style-name="T14">correct</text:span>() <text:span text:style-name="T7">const</text:span> {</text:p>
      <text:p text:style-name="P18">T vec1_x = <text:span text:style-name="T12">a2</text:span>.<text:span text:style-name="T12">x</text:span> - <text:span text:style-name="T12">a1</text:span>.<text:span text:style-name="T12">x</text:span>;</text:p>
      <text:p text:style-name="P18">T vec1_y = <text:span text:style-name="T12">a2</text:span>.<text:span text:style-name="T12">y</text:span> - <text:span text:style-name="T12">a1</text:span>.<text:span text:style-name="T12">y</text:span>;</text:p>
      <text:p text:style-name="P6"/>
      <text:p text:style-name="P18">T vec2_x = <text:span text:style-name="T12">a3</text:span>.<text:span text:style-name="T12">x</text:span> - <text:span text:style-name="T12">a2</text:span>.<text:span text:style-name="T12">x</text:span>;</text:p>
      <text:p text:style-name="P18">T vec2_y = <text:span text:style-name="T12">a3</text:span>.<text:span text:style-name="T12">y</text:span> - <text:span text:style-name="T12">a2</text:span>.<text:span text:style-name="T12">y</text:span>;</text:p>
      <text:p text:style-name="P6"/>
      <text:p text:style-name="P18">T vec3_x = <text:span text:style-name="T12">a4</text:span>.<text:span text:style-name="T12">x</text:span> - <text:span text:style-name="T12">a1</text:span>.<text:span text:style-name="T12">x</text:span>;</text:p>
      <text:p text:style-name="P18">T vec3_y = <text:span text:style-name="T12">a4</text:span>.<text:span text:style-name="T12">y</text:span> - <text:span text:style-name="T12">a1</text:span>.<text:span text:style-name="T12">y</text:span>;</text:p>
      <text:p text:style-name="P6"/>
      <text:p text:style-name="P18">T vec4_x = <text:span text:style-name="T12">a4</text:span>.<text:span text:style-name="T12">x</text:span> - <text:span text:style-name="T12">a3</text:span>.<text:span text:style-name="T12">x</text:span>;</text:p>
      <text:p text:style-name="P18">T vec4_y = <text:span text:style-name="T12">a4</text:span>.<text:span text:style-name="T12">y</text:span> - <text:span text:style-name="T12">a3</text:span>.<text:span text:style-name="T12">y</text:span>;</text:p>
      <text:p text:style-name="P6"><text:soft-page-break/></text:p>
      <text:p text:style-name="P18">T dotProduct1 = vec1_x * vec2_x + vec1_y * vec2_y;</text:p>
      <text:p text:style-name="P18">T dotProduct2 = vec3_x * vec1_x + vec3_y * vec1_y;</text:p>
      <text:p text:style-name="P18">T dotProduct3 = vec3_x * vec4_x + vec3_y * vec4_y;</text:p>
      <text:p text:style-name="P6"/>
      <text:p text:style-name="P18">T vec1_length = <text:span text:style-name="T14">sqrt</text:span>(vec1_x * vec1_x + vec1_y * vec1_y);</text:p>
      <text:p text:style-name="P18">T vec2_length = <text:span text:style-name="T14">sqrt</text:span>(vec2_x * vec2_x + vec2_y * vec2_y);</text:p>
      <text:p text:style-name="P6"/>
      <text:p text:style-name="P18"><text:span text:style-name="T6">if</text:span> (dotProduct1 == <text:span text:style-name="T9">0</text:span> &amp;&amp; dotProduct2 == <text:span text:style-name="T9">0</text:span> &amp;&amp; dotProduct3 == <text:span text:style-name="T9">0</text:span> &amp;&amp; vec1_length == vec2_length) {</text:p>
      <text:p text:style-name="P18"><text:span text:style-name="T6">return</text:span> <text:span text:style-name="T7">true</text:span>;</text:p>
      <text:p text:style-name="P18">}</text:p>
      <text:p text:style-name="P18"><text:span text:style-name="T6">return</text:span> <text:span text:style-name="T7">false</text:span>;</text:p>
      <text:p text:style-name="P18">}</text:p>
      <text:p text:style-name="P6"/>
      <text:p text:style-name="P18"><text:span text:style-name="T7">template</text:span>&lt;<text:span text:style-name="T7">class</text:span> <text:span text:style-name="T11">T</text:span>&gt;</text:p>
      <text:p text:style-name="P18"><text:span text:style-name="T11">vertex</text:span>&lt;<text:span text:style-name="T7">double</text:span>&gt; <text:span text:style-name="T11">Square</text:span>&lt;<text:span text:style-name="T11">T</text:span>&gt;::<text:span text:style-name="T14">center</text:span>() <text:span text:style-name="T7">const</text:span> {</text:p>
      <text:p text:style-name="P18">vertex&lt;<text:span text:style-name="T7">double</text:span>&gt; p;</text:p>
      <text:p text:style-name="P18"><text:span text:style-name="T12">p</text:span>.<text:span text:style-name="T12">x</text:span> = (<text:span text:style-name="T12">a1</text:span>.<text:span text:style-name="T12">x</text:span> + <text:span text:style-name="T12">a2</text:span>.<text:span text:style-name="T12">x</text:span> + <text:span text:style-name="T12">a3</text:span>.<text:span text:style-name="T12">x</text:span> + <text:span text:style-name="T12">a4</text:span>.<text:span text:style-name="T12">x</text:span>) / <text:span text:style-name="T9">4</text:span>;</text:p>
      <text:p text:style-name="P18"><text:span text:style-name="T12">p</text:span>.<text:span text:style-name="T12">y</text:span> = (<text:span text:style-name="T12">a1</text:span>.<text:span text:style-name="T12">y</text:span> + <text:span text:style-name="T12">a2</text:span>.<text:span text:style-name="T12">y</text:span> + <text:span text:style-name="T12">a3</text:span>.<text:span text:style-name="T12">y</text:span> + <text:span text:style-name="T12">a4</text:span>.<text:span text:style-name="T12">y</text:span>) / <text:span text:style-name="T9">4</text:span>;</text:p>
      <text:p text:style-name="P18"><text:span text:style-name="T6">return</text:span> p;</text:p>
      <text:p text:style-name="P18">}</text:p>
      <text:p text:style-name="P28"/>
      <text:p text:style-name="P18"><text:span text:style-name="T7">template</text:span>&lt;<text:span text:style-name="T7">class</text:span> <text:span text:style-name="T11">T</text:span>&gt;</text:p>
      <text:p text:style-name="P18"><text:span text:style-name="T7">double</text:span> <text:span text:style-name="T11">Square</text:span>&lt;<text:span text:style-name="T11">T</text:span>&gt;::<text:span text:style-name="T14">area</text:span>() <text:span text:style-name="T7">const</text:span> {</text:p>
      <text:p text:style-name="P18"><text:span text:style-name="T7">const</text:span> T vecX = <text:span text:style-name="T12">a2</text:span>.<text:span text:style-name="T12">x</text:span> - <text:span text:style-name="T12">a1</text:span>.<text:span text:style-name="T12">x</text:span>;</text:p>
      <text:p text:style-name="P18"><text:span text:style-name="T7">const</text:span> T vecY = <text:span text:style-name="T12">a2</text:span>.<text:span text:style-name="T12">y</text:span> - <text:span text:style-name="T12">a1</text:span>.<text:span text:style-name="T12">y</text:span>;</text:p>
      <text:p text:style-name="P6"/>
      <text:p text:style-name="P18"><text:span text:style-name="T6">return</text:span> vecX * vecX + vecY * vecY;</text:p>
      <text:p text:style-name="P18">}</text:p>
      <text:p text:style-name="P6"/>
      <text:p text:style-name="P18"><text:span text:style-name="T7">template</text:span>&lt;<text:span text:style-name="T7">class</text:span> <text:span text:style-name="T11">T</text:span>&gt;</text:p>
      <text:p text:style-name="P18"><text:span text:style-name="T7">void</text:span> <text:span text:style-name="T11">Square</text:span>&lt;<text:span text:style-name="T11">T</text:span>&gt;::<text:span text:style-name="T14">print</text:span>() <text:span text:style-name="T7">const</text:span> {</text:p>
      <text:p text:style-name="P18"><text:span text:style-name="T11">std</text:span>::cout &lt;&lt; <text:span text:style-name="T10">"Vertices: "</text:span> &lt;&lt; a1 &lt;&lt; <text:span text:style-name="T10">" "</text:span> &lt;&lt; a2 &lt;&lt; <text:span text:style-name="T10">" "</text:span> &lt;&lt; a3 &lt;&lt; <text:span text:style-name="T10">" "</text:span> &lt;&lt; a4 &lt;&lt; <text:span text:style-name="T10">'</text:span><text:span text:style-name="T15">\n</text:span><text:span text:style-name="T10">'</text:span>;</text:p>
      <text:p text:style-name="P18"><text:span text:style-name="T11">std</text:span>::cout &lt;&lt; <text:span text:style-name="T10">"Area:"</text:span> &lt;&lt; <text:span text:style-name="T14">area</text:span>() &lt;&lt; <text:span text:style-name="T11">std</text:span>::endl;</text:p>
      <text:p text:style-name="P18"><text:span text:style-name="T11">std</text:span>::cout &lt;&lt; <text:span text:style-name="T10">"Center:"</text:span> &lt;&lt; <text:span text:style-name="T14">center</text:span>() &lt;&lt; <text:span text:style-name="T11">std</text:span>::endl;</text:p>
      <text:p text:style-name="P18">}</text:p>
      <text:p text:style-name="P21">#endif</text:p>
      <text:p text:style-name="P18"/>
      <text:p text:style-name="P12"><text:line-break/></text:p>
      <text:p text:style-name="P11"><text:span text:style-name="T5">queue</text:span>.h<text:span text:style-name="T5">pp</text:span><text:line-break/></text:p>
      <text:p text:style-name="P17"><text:span text:style-name="T6">#ifndef</text:span><text:span text:style-name="T7"> D_QUEUE_HPP_</text:span></text:p>
      <text:p text:style-name="P18"><text:span text:style-name="T6">#define</text:span><text:span text:style-name="T7"> D_QUEUE_HPP_ </text:span><text:span text:style-name="T9">1</text:span></text:p>
      <text:p text:style-name="P6"><text:soft-page-break/></text:p>
      <text:p text:style-name="P18"><text:span text:style-name="T6">#include</text:span><text:span text:style-name="T7"> </text:span><text:span text:style-name="T10">&lt;iterator&gt;</text:span></text:p>
      <text:p text:style-name="P18"><text:span text:style-name="T6">#include</text:span><text:span text:style-name="T7"> </text:span><text:span text:style-name="T10">&lt;memory&gt;</text:span></text:p>
      <text:p text:style-name="P18"><text:span text:style-name="T6">#include</text:span><text:span text:style-name="T7"> </text:span><text:span text:style-name="T10">&lt;utility&gt;</text:span></text:p>
      <text:p text:style-name="P6"/>
      <text:p text:style-name="P18"><text:span text:style-name="T7">namespace</text:span> <text:span text:style-name="T11">containers</text:span> {</text:p>
      <text:p text:style-name="P6"/>
      <text:p text:style-name="P18"><text:span text:style-name="T7">template</text:span> &lt;<text:span text:style-name="T7">class</text:span> <text:span text:style-name="T11">T</text:span>&gt;</text:p>
      <text:p text:style-name="P18"><text:span text:style-name="T7">struct</text:span> <text:span text:style-name="T11">queue</text:span> {</text:p>
      <text:p text:style-name="P20">private:</text:p>
      <text:p text:style-name="P18"><text:span text:style-name="T7">struct</text:span> <text:span text:style-name="T11">element</text:span>;</text:p>
      <text:p text:style-name="P20">public:</text:p>
      <text:p text:style-name="P18"><text:span text:style-name="T14">queue</text:span>() = <text:span text:style-name="T7">default</text:span>;</text:p>
      <text:p text:style-name="P6"/>
      <text:p text:style-name="P18"><text:span text:style-name="T7">struct</text:span> <text:span text:style-name="T11">forward_iterator</text:span> {</text:p>
      <text:p text:style-name="P20">public:</text:p>
      <text:p text:style-name="P18"><text:span text:style-name="T6">using</text:span> <text:span text:style-name="T11">value_type</text:span> = <text:span text:style-name="T11">T</text:span>;</text:p>
      <text:p text:style-name="P18"><text:span text:style-name="T6">using</text:span> <text:span text:style-name="T11">reference</text:span> = <text:span text:style-name="T11">T</text:span><text:span text:style-name="T7">&amp;</text:span>;</text:p>
      <text:p text:style-name="P18"><text:span text:style-name="T6">using</text:span> <text:span text:style-name="T11">pointer</text:span> = <text:span text:style-name="T11">T</text:span><text:span text:style-name="T7">*</text:span>;</text:p>
      <text:p text:style-name="P18"><text:span text:style-name="T6">using</text:span> <text:span text:style-name="T11">difference_type</text:span> = <text:span text:style-name="T11">std</text:span>::<text:span text:style-name="T11">ptrdiff_t</text:span>;</text:p>
      <text:p text:style-name="P18"><text:span text:style-name="T6">using</text:span> <text:span text:style-name="T11">iterator_category</text:span> = <text:span text:style-name="T11">std</text:span>::<text:span text:style-name="T11">forward_iterator_tag</text:span>;</text:p>
      <text:p text:style-name="P6"/>
      <text:p text:style-name="P18"><text:span text:style-name="T14">forward_iterator</text:span>(<text:span text:style-name="T11">element</text:span> <text:span text:style-name="T7">*</text:span><text:span text:style-name="T12">ptr</text:span>);</text:p>
      <text:p text:style-name="P6"/>
      <text:p text:style-name="P18"><text:span text:style-name="T11">T</text:span><text:span text:style-name="T7">&amp;</text:span> <text:span text:style-name="T6">operator*</text:span> ();</text:p>
      <text:p text:style-name="P18"><text:span text:style-name="T11">forward_iterator</text:span><text:span text:style-name="T7">&amp;</text:span> <text:span text:style-name="T6">operator++</text:span> ();</text:p>
      <text:p text:style-name="P18"><text:span text:style-name="T11">forward_iterator</text:span> <text:span text:style-name="T6">operator++</text:span> (<text:span text:style-name="T7">int</text:span>);</text:p>
      <text:p text:style-name="P6"/>
      <text:p text:style-name="P18"><text:span text:style-name="T7">bool</text:span> <text:span text:style-name="T6">operator==</text:span> (<text:span text:style-name="T7">const</text:span> <text:span text:style-name="T11">forward_iterator</text:span><text:span text:style-name="T7">&amp;</text:span> <text:span text:style-name="T12">o</text:span>) <text:span text:style-name="T7">const</text:span>;</text:p>
      <text:p text:style-name="P18"><text:span text:style-name="T7">bool</text:span> <text:span text:style-name="T6">operator!=</text:span> (<text:span text:style-name="T7">const</text:span> <text:span text:style-name="T11">forward_iterator</text:span><text:span text:style-name="T7">&amp;</text:span> <text:span text:style-name="T12">o</text:span>) <text:span text:style-name="T7">const</text:span>;</text:p>
      <text:p text:style-name="P20">private:</text:p>
      <text:p text:style-name="P18">element* ptr_ = <text:span text:style-name="T7">nullptr</text:span>;</text:p>
      <text:p text:style-name="P6"/>
      <text:p text:style-name="P18"><text:span text:style-name="T7">friend</text:span> queue;</text:p>
      <text:p text:style-name="P18">};</text:p>
      <text:p text:style-name="P6"/>
      <text:p text:style-name="P18"><text:span text:style-name="T11">forward_iterator</text:span> <text:span text:style-name="T14">begin</text:span>();</text:p>
      <text:p text:style-name="P18"><text:span text:style-name="T11">forward_iterator</text:span> <text:span text:style-name="T14">end</text:span>();</text:p>
      <text:p text:style-name="P6"/>
      <text:p text:style-name="P18"><text:span text:style-name="T7">void</text:span> <text:span text:style-name="T14">insert</text:span>(<text:span text:style-name="T11">forward_iterator</text:span><text:span text:style-name="T7">&amp;</text:span> <text:span text:style-name="T12">it</text:span>, <text:span text:style-name="T7">const</text:span> <text:span text:style-name="T11">T</text:span><text:span text:style-name="T7">&amp;</text:span> <text:span text:style-name="T12">value</text:span>);</text:p>
      <text:p text:style-name="P18"><text:span text:style-name="T7">void</text:span> <text:span text:style-name="T14">insert_to_num</text:span>(<text:span text:style-name="T7">int</text:span> <text:span text:style-name="T12">pos</text:span>, <text:span text:style-name="T7">const</text:span> <text:span text:style-name="T11">T</text:span><text:span text:style-name="T7">&amp;</text:span> <text:span text:style-name="T12">value</text:span>);</text:p>
      <text:p text:style-name="P18"><text:span text:style-name="T7">void</text:span> <text:span text:style-name="T14">erase</text:span>(<text:span text:style-name="T11">forward_iterator</text:span><text:span text:style-name="T7">&amp;</text:span> <text:span text:style-name="T12">it</text:span>);</text:p>
      <text:p text:style-name="P18"><text:span text:style-name="T7">void</text:span> <text:span text:style-name="T14">erase_to_num</text:span>(<text:span text:style-name="T7">int</text:span> <text:span text:style-name="T12">pos</text:span>);</text:p>
      <text:p text:style-name="P6"/>
      <text:p text:style-name="P18"><text:span text:style-name="T7">void</text:span> <text:span text:style-name="T14">pop</text:span>();</text:p>
      <text:p text:style-name="P18"><text:span text:style-name="T7">void</text:span> <text:span text:style-name="T14">push</text:span>(<text:span text:style-name="T7">const</text:span> <text:span text:style-name="T11">T</text:span><text:span text:style-name="T7">&amp;</text:span> <text:span text:style-name="T12">value</text:span>);</text:p>
      <text:p text:style-name="P18"><text:soft-page-break/><text:span text:style-name="T11">T</text:span><text:span text:style-name="T7">&amp;</text:span> <text:span text:style-name="T14">top</text:span>();</text:p>
      <text:p text:style-name="P6"/>
      <text:p text:style-name="P20">private:</text:p>
      <text:p text:style-name="P18"><text:span text:style-name="T7">struct</text:span> <text:span text:style-name="T11">element</text:span> {</text:p>
      <text:p text:style-name="P18">T value;</text:p>
      <text:p text:style-name="P18"><text:span text:style-name="T11">std</text:span>::unique_ptr&lt;element&gt; next_element = <text:span text:style-name="T7">nullptr</text:span>;</text:p>
      <text:p text:style-name="P18"><text:span text:style-name="T11">forward_iterator</text:span> <text:span text:style-name="T14">next</text:span>();</text:p>
      <text:p text:style-name="P18">};</text:p>
      <text:p text:style-name="P18"><text:span text:style-name="T11">std</text:span>::unique_ptr&lt;element&gt; first = <text:span text:style-name="T7">nullptr</text:span>;</text:p>
      <text:p text:style-name="P18">};</text:p>
      <text:p text:style-name="P6"/>
      <text:p text:style-name="P18"><text:span text:style-name="T7">template</text:span> &lt;<text:span text:style-name="T7">class</text:span> <text:span text:style-name="T11">T</text:span>&gt;</text:p>
      <text:p text:style-name="P18"><text:span text:style-name="T7">typename</text:span> <text:span text:style-name="T11">queue</text:span>&lt;<text:span text:style-name="T11">T</text:span>&gt;::<text:span text:style-name="T11">forward_iterator</text:span> <text:span text:style-name="T11">queue</text:span>&lt;<text:span text:style-name="T11">T</text:span>&gt;::<text:span text:style-name="T14">begin</text:span>() {</text:p>
      <text:p text:style-name="P18"><text:span text:style-name="T6">if</text:span> (first == <text:span text:style-name="T7">nullptr</text:span>) {</text:p>
      <text:p text:style-name="P18"><text:span text:style-name="T6">return</text:span> <text:span text:style-name="T7">nullptr</text:span>;</text:p>
      <text:p text:style-name="P18">}</text:p>
      <text:p text:style-name="P18"><text:span text:style-name="T6">return</text:span> <text:span text:style-name="T14">forward_iterator</text:span>(<text:span text:style-name="T12">first</text:span>.<text:span text:style-name="T14">get</text:span>());</text:p>
      <text:p text:style-name="P18">}</text:p>
      <text:p text:style-name="P6"/>
      <text:p text:style-name="P18"><text:span text:style-name="T7">template</text:span> &lt;<text:span text:style-name="T7">class</text:span> <text:span text:style-name="T11">T</text:span>&gt;</text:p>
      <text:p text:style-name="P18"><text:span text:style-name="T7">typename</text:span> <text:span text:style-name="T11">queue</text:span>&lt;<text:span text:style-name="T11">T</text:span>&gt;::<text:span text:style-name="T11">forward_iterator</text:span> <text:span text:style-name="T11">queue</text:span>&lt;<text:span text:style-name="T11">T</text:span>&gt;::<text:span text:style-name="T14">end</text:span>() {</text:p>
      <text:p text:style-name="P18"><text:span text:style-name="T6">return</text:span> <text:span text:style-name="T14">forward_iterator</text:span>(<text:span text:style-name="T7">nullptr</text:span>);</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insert_to_num</text:span>(<text:span text:style-name="T7">int</text:span> <text:span text:style-name="T12">pos</text:span>, <text:span text:style-name="T7">const</text:span> <text:span text:style-name="T11">T</text:span><text:span text:style-name="T7">&amp;</text:span> <text:span text:style-name="T12">value</text:span>) {</text:p>
      <text:p text:style-name="P18">forward_iterator iter = <text:span text:style-name="T7">this</text:span>-&gt;<text:span text:style-name="T14">begin</text:span>();</text:p>
      <text:p text:style-name="P18"><text:span text:style-name="T6">for</text:span> (<text:span text:style-name="T7">int</text:span> i = <text:span text:style-name="T9">0</text:span>; i &lt; pos; ++i) {</text:p>
      <text:p text:style-name="P18"><text:span text:style-name="T6">if</text:span> (i == pos) {</text:p>
      <text:p text:style-name="P18"><text:span text:style-name="T6">break</text:span>;</text:p>
      <text:p text:style-name="P18">}</text:p>
      <text:p text:style-name="P18">++iter;</text:p>
      <text:p text:style-name="P18">}</text:p>
      <text:p text:style-name="P18"><text:span text:style-name="T7">this</text:span>-&gt;<text:span text:style-name="T14">insert</text:span>(iter, value);</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insert</text:span>(<text:span text:style-name="T11">containers</text:span>::<text:span text:style-name="T11">queue</text:span>&lt;<text:span text:style-name="T11">T</text:span>&gt;::<text:span text:style-name="T11">forward_iterator</text:span><text:span text:style-name="T7">&amp;</text:span> <text:span text:style-name="T12">ptr</text:span>, <text:span text:style-name="T7">const</text:span> <text:span text:style-name="T11">T</text:span><text:span text:style-name="T7">&amp;</text:span> <text:span text:style-name="T12">value</text:span>) {</text:p>
      <text:p text:style-name="P18"><text:span text:style-name="T7">auto</text:span> val = <text:span text:style-name="T11">std</text:span>::<text:span text:style-name="T14">unique_ptr</text:span>&lt;<text:span text:style-name="T11">element</text:span>&gt;(<text:span text:style-name="T6">new</text:span> element{value});</text:p>
      <text:p text:style-name="P18">forward_iterator it = <text:span text:style-name="T7">this</text:span>-&gt;<text:span text:style-name="T14">begin</text:span>();</text:p>
      <text:p text:style-name="P18"><text:span text:style-name="T6">if</text:span> (ptr == <text:span text:style-name="T7">this</text:span>-&gt;<text:span text:style-name="T14">begin</text:span>()) {</text:p>
      <text:p text:style-name="P18"><text:span text:style-name="T12">val</text:span>-&gt;<text:span text:style-name="T12">next_element</text:span> = <text:span text:style-name="T11">std</text:span>::<text:span text:style-name="T14">move</text:span>(first);</text:p>
      <text:p text:style-name="P18">first = <text:span text:style-name="T11">std</text:span>::<text:span text:style-name="T14">move</text:span>(val);</text:p>
      <text:p text:style-name="P18"><text:span text:style-name="T6">return</text:span>;</text:p>
      <text:p text:style-name="P18">}</text:p>
      <text:p text:style-name="P18"><text:soft-page-break/><text:span text:style-name="T6">while</text:span> ((<text:span text:style-name="T12">it</text:span>.<text:span text:style-name="T12">ptr_</text:span> != <text:span text:style-name="T7">nullptr</text:span>) &amp;&amp; (<text:span text:style-name="T12">it</text:span>.<text:span text:style-name="T12">ptr_</text:span>-&gt;<text:span text:style-name="T14">next</text:span>() != ptr)) {</text:p>
      <text:p text:style-name="P18">++it;</text:p>
      <text:p text:style-name="P18">}</text:p>
      <text:p text:style-name="P18"><text:span text:style-name="T6">if</text:span> (<text:span text:style-name="T12">it</text:span>.<text:span text:style-name="T12">ptr_</text:span> == <text:span text:style-name="T7">nullptr</text:span>) {</text:p>
      <text:p text:style-name="P18"><text:span text:style-name="T6">throw</text:span> <text:span text:style-name="T11">std</text:span>::<text:span text:style-name="T14">logic_error</text:span> (<text:span text:style-name="T10">"ERROR"</text:span>);</text:p>
      <text:p text:style-name="P18">}</text:p>
      <text:p text:style-name="P18"><text:span text:style-name="T12">val</text:span>-&gt;<text:span text:style-name="T12">next_element</text:span> = <text:span text:style-name="T11">std</text:span>::<text:span text:style-name="T14">move</text:span>(<text:span text:style-name="T12">it</text:span>.<text:span text:style-name="T12">ptr_</text:span>-&gt;<text:span text:style-name="T12">next_element</text:span>);</text:p>
      <text:p text:style-name="P18"><text:span text:style-name="T12">it</text:span>.<text:span text:style-name="T12">ptr_</text:span>-&gt;<text:span text:style-name="T12">next_element</text:span> = <text:span text:style-name="T11">std</text:span>::<text:span text:style-name="T14">move</text:span>(val);</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erase_to_num</text:span>(<text:span text:style-name="T7">int</text:span> <text:span text:style-name="T12">pos</text:span>) {</text:p>
      <text:p text:style-name="P18">forward_iterator iter = <text:span text:style-name="T7">this</text:span>-&gt;<text:span text:style-name="T14">begin</text:span>();</text:p>
      <text:p text:style-name="P18"><text:span text:style-name="T6">for</text:span> (<text:span text:style-name="T7">int</text:span> i = <text:span text:style-name="T9">0</text:span>; i &lt; pos; ++i) {</text:p>
      <text:p text:style-name="P18"><text:span text:style-name="T6">if</text:span> (i == pos) {</text:p>
      <text:p text:style-name="P18"><text:span text:style-name="T6">break</text:span>;</text:p>
      <text:p text:style-name="P18">}</text:p>
      <text:p text:style-name="P18">++iter;</text:p>
      <text:p text:style-name="P18">}</text:p>
      <text:p text:style-name="P18"><text:span text:style-name="T7">this</text:span>-&gt;<text:span text:style-name="T14">erase</text:span>(iter);</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erase</text:span>(<text:span text:style-name="T11">containers</text:span>::<text:span text:style-name="T11">queue</text:span>&lt;<text:span text:style-name="T11">T</text:span>&gt;::<text:span text:style-name="T11">forward_iterator</text:span><text:span text:style-name="T7">&amp;</text:span> <text:span text:style-name="T12">ptr</text:span>) {</text:p>
      <text:p text:style-name="P18">forward_iterator it = <text:span text:style-name="T7">this</text:span>-&gt;<text:span text:style-name="T14">begin</text:span>(), end = <text:span text:style-name="T7">this</text:span>-&gt;<text:span text:style-name="T14">end</text:span>();</text:p>
      <text:p text:style-name="P18"><text:span text:style-name="T6">if</text:span> (ptr == end) {</text:p>
      <text:p text:style-name="P18"><text:span text:style-name="T6">throw</text:span> <text:span text:style-name="T11">std</text:span>::<text:span text:style-name="T14">logic_error</text:span>(<text:span text:style-name="T10">"ERROR"</text:span>);</text:p>
      <text:p text:style-name="P18">}</text:p>
      <text:p text:style-name="P18"><text:span text:style-name="T6">if</text:span> (ptr == it) {</text:p>
      <text:p text:style-name="P18"><text:span text:style-name="T7">this</text:span>-&gt;<text:span text:style-name="T14">pop</text:span>();</text:p>
      <text:p text:style-name="P18"><text:span text:style-name="T6">return</text:span>;</text:p>
      <text:p text:style-name="P18">}</text:p>
      <text:p text:style-name="P18"><text:span text:style-name="T6">while</text:span> ((<text:span text:style-name="T12">it</text:span>.<text:span text:style-name="T12">ptr_</text:span> != <text:span text:style-name="T7">nullptr</text:span>) &amp;&amp; (<text:span text:style-name="T12">it</text:span>.<text:span text:style-name="T12">ptr_</text:span>-&gt;<text:span text:style-name="T14">next</text:span>() != ptr)) {</text:p>
      <text:p text:style-name="P18">++it;</text:p>
      <text:p text:style-name="P18">}</text:p>
      <text:p text:style-name="P18"><text:span text:style-name="T6">if</text:span> (<text:span text:style-name="T12">it</text:span>.<text:span text:style-name="T12">ptr_</text:span> == <text:span text:style-name="T7">nullptr</text:span>) {</text:p>
      <text:p text:style-name="P18"><text:span text:style-name="T6">throw</text:span> <text:span text:style-name="T11">std</text:span>::<text:span text:style-name="T14">logic_error</text:span>(<text:span text:style-name="T10">"ERROR"</text:span>);</text:p>
      <text:p text:style-name="P18">}</text:p>
      <text:p text:style-name="P18"><text:span text:style-name="T12">it</text:span>.<text:span text:style-name="T12">ptr_</text:span>-&gt;<text:span text:style-name="T12">next_element</text:span> = <text:span text:style-name="T11">std</text:span>::<text:span text:style-name="T14">move</text:span>(<text:span text:style-name="T12">ptr</text:span>.<text:span text:style-name="T12">ptr_</text:span>-&gt;<text:span text:style-name="T12">next_element</text:span>);</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pop</text:span>() {</text:p>
      <text:p text:style-name="P18"><text:span text:style-name="T6">if</text:span> (first == <text:span text:style-name="T7">nullptr</text:span>) {</text:p>
      <text:p text:style-name="P18"><text:span text:style-name="T6">throw</text:span> <text:span text:style-name="T11">std</text:span>::<text:span text:style-name="T14">logic_error</text:span> (<text:span text:style-name="T10">"queue is empty"</text:span>);</text:p>
      <text:p text:style-name="P18">}</text:p>
      <text:p text:style-name="P18"><text:soft-page-break/>first = <text:span text:style-name="T11">std</text:span>::<text:span text:style-name="T14">move</text:span>(<text:span text:style-name="T12">first</text:span>-&gt;<text:span text:style-name="T12">next_element</text:span>);</text:p>
      <text:p text:style-name="P18">}</text:p>
      <text:p text:style-name="P6"/>
      <text:p text:style-name="P18"><text:span text:style-name="T7">template</text:span> &lt;<text:span text:style-name="T7">class</text:span> <text:span text:style-name="T11">T</text:span>&gt;</text:p>
      <text:p text:style-name="P18"><text:span text:style-name="T7">void</text:span> <text:span text:style-name="T11">queue</text:span>&lt;<text:span text:style-name="T11">T</text:span>&gt;::<text:span text:style-name="T14">push</text:span>(<text:span text:style-name="T7">const</text:span> <text:span text:style-name="T11">T</text:span><text:span text:style-name="T7">&amp;</text:span> <text:span text:style-name="T12">value</text:span>) {</text:p>
      <text:p text:style-name="P18">forward_iterator <text:span text:style-name="T14">it</text:span>(<text:span text:style-name="T7">nullptr</text:span>);</text:p>
      <text:p text:style-name="P18"><text:span text:style-name="T14">insert</text:span>(it, value);</text:p>
      <text:p text:style-name="P18">}</text:p>
      <text:p text:style-name="P6"/>
      <text:p text:style-name="P18"><text:span text:style-name="T7">template</text:span> &lt;<text:span text:style-name="T7">class</text:span> <text:span text:style-name="T11">T</text:span>&gt;</text:p>
      <text:p text:style-name="P18"><text:span text:style-name="T11">T</text:span><text:span text:style-name="T7">&amp;</text:span> <text:span text:style-name="T11">queue</text:span>&lt;<text:span text:style-name="T11">T</text:span>&gt;::<text:span text:style-name="T14">top</text:span>() {</text:p>
      <text:p text:style-name="P18"><text:span text:style-name="T6">if</text:span> (first == <text:span text:style-name="T7">nullptr</text:span>) {</text:p>
      <text:p text:style-name="P18"><text:span text:style-name="T6">throw</text:span> <text:span text:style-name="T11">std</text:span>::<text:span text:style-name="T14">logic_error</text:span>(<text:span text:style-name="T10">"queue is empty"</text:span>);</text:p>
      <text:p text:style-name="P18">}</text:p>
      <text:p text:style-name="P18"><text:span text:style-name="T6">return</text:span> <text:span text:style-name="T12">first</text:span>-&gt;<text:span text:style-name="T12">value</text:span>;</text:p>
      <text:p text:style-name="P18">}</text:p>
      <text:p text:style-name="P6"/>
      <text:p text:style-name="P18"><text:span text:style-name="T7">template</text:span>&lt;<text:span text:style-name="T7">class</text:span> <text:span text:style-name="T11">T</text:span>&gt;</text:p>
      <text:p text:style-name="P18"><text:span text:style-name="T7">typename</text:span> <text:span text:style-name="T11">queue</text:span>&lt;<text:span text:style-name="T11">T</text:span>&gt;::<text:span text:style-name="T11">forward_iterator</text:span> <text:span text:style-name="T11">queue</text:span>&lt;<text:span text:style-name="T11">T</text:span>&gt;::<text:span text:style-name="T11">element</text:span>::<text:span text:style-name="T14">next</text:span>() {</text:p>
      <text:p text:style-name="P18"><text:span text:style-name="T6">return</text:span> <text:span text:style-name="T14">forward_iterator</text:span>(<text:span text:style-name="T7">this</text:span>-&gt;<text:span text:style-name="T12">next_element</text:span>.<text:span text:style-name="T14">get</text:span>());</text:p>
      <text:p text:style-name="P18">}</text:p>
      <text:p text:style-name="P6"/>
      <text:p text:style-name="P18"><text:span text:style-name="T7">template</text:span>&lt;<text:span text:style-name="T7">class</text:span> <text:span text:style-name="T11">T</text:span>&gt;</text:p>
      <text:p text:style-name="P18"><text:span text:style-name="T11">queue</text:span>&lt;<text:span text:style-name="T11">T</text:span>&gt;::<text:span text:style-name="T11">forward_iterator</text:span>::<text:span text:style-name="T14">forward_iterator</text:span>(<text:span text:style-name="T11">containers</text:span>::<text:span text:style-name="T11">queue</text:span>&lt;<text:span text:style-name="T11">T</text:span>&gt;::<text:span text:style-name="T11">element</text:span> <text:span text:style-name="T7">*</text:span><text:span text:style-name="T12">ptr</text:span>) {</text:p>
      <text:p text:style-name="P18">ptr_ = ptr;</text:p>
      <text:p text:style-name="P18">}</text:p>
      <text:p text:style-name="P6"/>
      <text:p text:style-name="P18"><text:span text:style-name="T7">template</text:span>&lt;<text:span text:style-name="T7">class</text:span> <text:span text:style-name="T11">T</text:span>&gt;</text:p>
      <text:p text:style-name="P18"><text:span text:style-name="T11">T</text:span><text:span text:style-name="T7">&amp;</text:span> <text:span text:style-name="T11">queue</text:span>&lt;<text:span text:style-name="T11">T</text:span>&gt;::<text:span text:style-name="T11">forward_iterator</text:span>::<text:span text:style-name="T6">operator*</text:span>() {</text:p>
      <text:p text:style-name="P18"><text:span text:style-name="T6">return</text:span> <text:span text:style-name="T7">this</text:span>-&gt;<text:span text:style-name="T12">ptr_</text:span>-&gt;<text:span text:style-name="T12">value</text:span>;</text:p>
      <text:p text:style-name="P18">}</text:p>
      <text:p text:style-name="P6"/>
      <text:p text:style-name="P18"><text:span text:style-name="T7">template</text:span>&lt;<text:span text:style-name="T7">class</text:span> <text:span text:style-name="T11">T</text:span>&gt;</text:p>
      <text:p text:style-name="P18"><text:span text:style-name="T7">typename</text:span> <text:span text:style-name="T11">queue</text:span>&lt;<text:span text:style-name="T11">T</text:span>&gt;::<text:span text:style-name="T11">forward_iterator</text:span>&amp; <text:span text:style-name="T11">queue</text:span>&lt;<text:span text:style-name="T11">T</text:span>&gt;::<text:span text:style-name="T11">forward_iterator</text:span>::<text:span text:style-name="T6">operator++</text:span>() {</text:p>
      <text:p text:style-name="P18"><text:span text:style-name="T6">if</text:span> (ptr_ == <text:span text:style-name="T7">nullptr</text:span>) <text:span text:style-name="T6">throw</text:span> <text:span text:style-name="T11">std</text:span>::<text:span text:style-name="T14">logic_error</text:span> (<text:span text:style-name="T10">"out of queue borders"</text:span>);</text:p>
      <text:p text:style-name="P18">*<text:span text:style-name="T7">this</text:span> = <text:span text:style-name="T12">ptr_</text:span>-&gt;<text:span text:style-name="T14">next</text:span>();</text:p>
      <text:p text:style-name="P18"><text:span text:style-name="T6">return</text:span> *<text:span text:style-name="T7">this</text:span>;</text:p>
      <text:p text:style-name="P18">}</text:p>
      <text:p text:style-name="P6"/>
      <text:p text:style-name="P18"><text:span text:style-name="T7">template</text:span>&lt;<text:span text:style-name="T7">class</text:span> <text:span text:style-name="T11">T</text:span>&gt;</text:p>
      <text:p text:style-name="P18"><text:span text:style-name="T7">typename</text:span> <text:span text:style-name="T11">queue</text:span>&lt;<text:span text:style-name="T11">T</text:span>&gt;::<text:span text:style-name="T11">forward_iterator</text:span> <text:span text:style-name="T11">queue</text:span>&lt;<text:span text:style-name="T11">T</text:span>&gt;::<text:span text:style-name="T11">forward_iterator</text:span>::<text:span text:style-name="T6">operator++</text:span>(<text:span text:style-name="T7">int</text:span>) {</text:p>
      <text:p text:style-name="P18">forward_iterator old = *<text:span text:style-name="T7">this</text:span>;</text:p>
      <text:p text:style-name="P18">++*<text:span text:style-name="T7">this</text:span>;</text:p>
      <text:p text:style-name="P18"><text:soft-page-break/><text:span text:style-name="T6">return</text:span> old;</text:p>
      <text:p text:style-name="P18">}</text:p>
      <text:p text:style-name="P6"/>
      <text:p text:style-name="P18"><text:span text:style-name="T7">template</text:span>&lt;<text:span text:style-name="T7">class</text:span> <text:span text:style-name="T11">T</text:span>&gt;</text:p>
      <text:p text:style-name="P18"><text:span text:style-name="T7">bool</text:span> <text:span text:style-name="T11">queue</text:span>&lt;<text:span text:style-name="T11">T</text:span>&gt;::<text:span text:style-name="T11">forward_iterator</text:span>::<text:span text:style-name="T6">operator==</text:span>(<text:span text:style-name="T7">const</text:span> <text:span text:style-name="T11">forward_iterator</text:span><text:span text:style-name="T7">&amp;</text:span> <text:span text:style-name="T12">other</text:span>) <text:span text:style-name="T7">const</text:span> {</text:p>
      <text:p text:style-name="P18"><text:span text:style-name="T6">return</text:span> ptr_ == <text:span text:style-name="T12">other</text:span>.<text:span text:style-name="T12">ptr_</text:span>;</text:p>
      <text:p text:style-name="P18">}</text:p>
      <text:p text:style-name="P6"/>
      <text:p text:style-name="P18"><text:span text:style-name="T7">template</text:span>&lt;<text:span text:style-name="T7">class</text:span> <text:span text:style-name="T11">T</text:span>&gt;</text:p>
      <text:p text:style-name="P18"><text:span text:style-name="T7">bool</text:span> <text:span text:style-name="T11">queue</text:span>&lt;<text:span text:style-name="T11">T</text:span>&gt;::<text:span text:style-name="T11">forward_iterator</text:span>::<text:span text:style-name="T6">operator!=</text:span>(<text:span text:style-name="T7">const</text:span> <text:span text:style-name="T11">forward_iterator</text:span><text:span text:style-name="T7">&amp;</text:span> <text:span text:style-name="T12">other</text:span>) <text:span text:style-name="T7">const</text:span> {</text:p>
      <text:p text:style-name="P18"><text:span text:style-name="T6">return</text:span> ptr_ != <text:span text:style-name="T12">other</text:span>.<text:span text:style-name="T12">ptr_</text:span>;</text:p>
      <text:p text:style-name="P18">}</text:p>
      <text:p text:style-name="P18">}</text:p>
      <text:p text:style-name="P6"/>
      <text:p text:style-name="P18"><text:span text:style-name="T6">#endif</text:span><text:span text:style-name="T13"> // D_CONTAINERS_QUEUE_HPP_</text:span></text:p>
      <text:p text:style-name="P12"><text:line-break/></text:p>
      <text:p text:style-name="P11"><text:span text:style-name="T5">main.cpp</text:span><text:line-break/></text:p>
      <text:p text:style-name="P17"><text:span text:style-name="T6">#include</text:span><text:span text:style-name="T7"> </text:span><text:span text:style-name="T10">&lt;algorithm&gt;</text:span></text:p>
      <text:p text:style-name="P18"><text:span text:style-name="T6">#include</text:span><text:span text:style-name="T7"> </text:span><text:span text:style-name="T10">&lt;iostream&gt;</text:span></text:p>
      <text:p text:style-name="P6"/>
      <text:p text:style-name="P18"><text:span text:style-name="T6">#include</text:span><text:span text:style-name="T7"> </text:span><text:span text:style-name="T10">"queue.hpp"</text:span></text:p>
      <text:p text:style-name="P18"><text:span text:style-name="T6">#include</text:span><text:span text:style-name="T7"> </text:span><text:span text:style-name="T10">"square.hpp"</text:span></text:p>
      <text:p text:style-name="P6"/>
      <text:p text:style-name="P18"><text:span text:style-name="T7">int</text:span> <text:span text:style-name="T14">main</text:span>()</text:p>
      <text:p text:style-name="P18">{</text:p>
      <text:p text:style-name="P18"><text:span text:style-name="T7">int</text:span> posision;</text:p>
      <text:p text:style-name="P18"><text:span text:style-name="T11">containers</text:span>::queue&lt;Square&lt;<text:span text:style-name="T7">int</text:span>&gt;&gt; q;</text:p>
      <text:p text:style-name="P6"/>
      <text:p text:style-name="P18"><text:span text:style-name="T11">std</text:span>::cout &lt;&lt; <text:span text:style-name="T10">"1 - push</text:span><text:span text:style-name="T15">\n</text:span><text:span text:style-name="T10">"</text:span></text:p>
      <text:p text:style-name="P18">&lt;&lt; <text:span text:style-name="T10">"2 - top</text:span><text:span text:style-name="T15">\n</text:span><text:span text:style-name="T10">"</text:span></text:p>
      <text:p text:style-name="P18">&lt;&lt; <text:span text:style-name="T10">"3 - pop</text:span><text:span text:style-name="T15">\n</text:span><text:span text:style-name="T10">"</text:span></text:p>
      <text:p text:style-name="P18">&lt;&lt; <text:span text:style-name="T10">"4 - erase_to_num</text:span><text:span text:style-name="T15">\n</text:span><text:span text:style-name="T10">"</text:span></text:p>
      <text:p text:style-name="P18">&lt;&lt; <text:span text:style-name="T10">"5 - insert_to_num</text:span><text:span text:style-name="T15">\n</text:span><text:span text:style-name="T10">"</text:span></text:p>
      <text:p text:style-name="P18">&lt;&lt; <text:span text:style-name="T10">"6 - for_each</text:span><text:span text:style-name="T15">\n</text:span><text:span text:style-name="T10">"</text:span></text:p>
      <text:p text:style-name="P18">&lt;&lt; <text:span text:style-name="T10">"7 - count_if</text:span><text:span text:style-name="T15">\n</text:span><text:span text:style-name="T10">"</text:span></text:p>
      <text:p text:style-name="P18">&lt;&lt; <text:span text:style-name="T10">"0 - exit</text:span><text:span text:style-name="T15">\n</text:span><text:span text:style-name="T10">"</text:span>;</text:p>
      <text:p text:style-name="P6"/>
      <text:p text:style-name="P18"><text:span text:style-name="T6">for</text:span> (;;) {</text:p>
      <text:p text:style-name="P18"><text:span text:style-name="T7">int</text:span> command;</text:p>
      <text:p text:style-name="P18"><text:span text:style-name="T11">std</text:span>::cin &gt;&gt; command;</text:p>
      <text:p text:style-name="P6"/>
      <text:p text:style-name="P18"><text:span text:style-name="T6">if</text:span> (command == <text:span text:style-name="T9">1</text:span>) {</text:p>
      <text:p text:style-name="P18"><text:soft-page-break/>Square&lt;<text:span text:style-name="T7">int</text:span>&gt; <text:span text:style-name="T14">Square</text:span>(<text:span text:style-name="T11">std</text:span>::cin);</text:p>
      <text:p text:style-name="P18"><text:span text:style-name="T12">q</text:span>.<text:span text:style-name="T14">push</text:span>(Square);</text:p>
      <text:p text:style-name="P18"><text:span text:style-name="T11">std</text:span>::cout &lt;&lt; <text:span text:style-name="T11">std</text:span>::endl;</text:p>
      <text:p text:style-name="P18">} <text:span text:style-name="T6">else</text:span> <text:span text:style-name="T6">if</text:span> (command == <text:span text:style-name="T9">2</text:span>) {</text:p>
      <text:p text:style-name="P18"><text:span text:style-name="T12">q</text:span>.<text:span text:style-name="T14">top</text:span>().<text:span text:style-name="T14">print</text:span>();</text:p>
      <text:p text:style-name="P18">} <text:span text:style-name="T6">else</text:span> <text:span text:style-name="T6">if</text:span> (command == <text:span text:style-name="T9">4</text:span>) {</text:p>
      <text:p text:style-name="P18"><text:span text:style-name="T11">std</text:span>::cin &gt;&gt; posision;</text:p>
      <text:p text:style-name="P18"><text:span text:style-name="T12">q</text:span>.<text:span text:style-name="T14">erase_to_num</text:span>(posision);</text:p>
      <text:p text:style-name="P18">} <text:span text:style-name="T6">else</text:span> <text:span text:style-name="T6">if</text:span> (command == <text:span text:style-name="T9">0</text:span>) {</text:p>
      <text:p text:style-name="P18"><text:span text:style-name="T6">break</text:span>;</text:p>
      <text:p text:style-name="P18">} <text:span text:style-name="T6">else</text:span> <text:span text:style-name="T6">if</text:span> (command == <text:span text:style-name="T9">5</text:span>) {</text:p>
      <text:p text:style-name="P18"><text:span text:style-name="T11">std</text:span>::cin &gt;&gt; posision;</text:p>
      <text:p text:style-name="P18">Square&lt;<text:span text:style-name="T7">int</text:span>&gt; <text:span text:style-name="T14">f</text:span>(<text:span text:style-name="T11">std</text:span>::cin);</text:p>
      <text:p text:style-name="P18"><text:span text:style-name="T12">q</text:span>.<text:span text:style-name="T14">insert_to_num</text:span>(posision, f);</text:p>
      <text:p text:style-name="P18">} <text:span text:style-name="T6">else</text:span> <text:span text:style-name="T6">if</text:span> (command == <text:span text:style-name="T9">3</text:span>) {</text:p>
      <text:p text:style-name="P18"><text:span text:style-name="T12">q</text:span>.<text:span text:style-name="T14">pop</text:span>();</text:p>
      <text:p text:style-name="P18">} <text:span text:style-name="T6">else</text:span> <text:span text:style-name="T6">if</text:span> (command == <text:span text:style-name="T9">6</text:span>) {</text:p>
      <text:p text:style-name="P18"><text:span text:style-name="T11">std</text:span>::<text:span text:style-name="T14">for_each</text:span>(<text:span text:style-name="T12">q</text:span>.<text:span text:style-name="T14">begin</text:span>(), <text:span text:style-name="T12">q</text:span>.<text:span text:style-name="T14">end</text:span>(), [] (<text:span text:style-name="T11">Square</text:span>&lt;<text:span text:style-name="T7">int</text:span>&gt; <text:span text:style-name="T12">Square</text:span>) {<text:span text:style-name="T6">return</text:span> <text:span text:style-name="T12">Square</text:span>.<text:span text:style-name="T14">print</text:span>();});</text:p>
      <text:p text:style-name="P18">} <text:span text:style-name="T6">else</text:span> <text:span text:style-name="T6">if</text:span> (command == <text:span text:style-name="T9">7</text:span>) {</text:p>
      <text:p text:style-name="P18"><text:span text:style-name="T7">int</text:span> are;</text:p>
      <text:p text:style-name="P18"><text:span text:style-name="T11">std</text:span>::cin &gt;&gt; are;</text:p>
      <text:p text:style-name="P18"><text:span text:style-name="T11">std</text:span>::cout &lt;&lt; <text:span text:style-name="T11">std</text:span>::<text:span text:style-name="T14">count_if</text:span>(<text:span text:style-name="T12">q</text:span>.<text:span text:style-name="T14">begin</text:span>(), <text:span text:style-name="T12">q</text:span>.<text:span text:style-name="T14">end</text:span>(), [<text:span text:style-name="T12">are</text:span>](<text:span text:style-name="T11">Square</text:span>&lt;<text:span text:style-name="T7">int</text:span>&gt; <text:span text:style-name="T12">r</text:span>){<text:span text:style-name="T6">return</text:span> <text:span text:style-name="T12">r</text:span>.<text:span text:style-name="T14">area</text:span>() &lt; are;}) &lt;&lt; <text:span text:style-name="T11">std</text:span>::endl;</text:p>
      <text:p text:style-name="P18">} <text:span text:style-name="T6">else</text:span> {</text:p>
      <text:p text:style-name="P18"><text:span text:style-name="T11">std</text:span>::cout &lt;&lt; <text:span text:style-name="T10">"ERROR"</text:span> &lt;&lt; <text:span text:style-name="T11">std</text:span>::endl;</text:p>
      <text:p text:style-name="P18"><text:span text:style-name="T6">break</text:span>;</text:p>
      <text:p text:style-name="P18">}</text:p>
      <text:p text:style-name="P18">}</text:p>
      <text:p text:style-name="P6"/>
      <text:p text:style-name="P18"><text:span text:style-name="T6">return</text:span> <text:span text:style-name="T9">0</text:span>;</text:p>
      <text:p text:style-name="P18">}</text:p>
      <text:p text:style-name="P12"><text:line-break/></text:p>
      <text:p text:style-name="P11">CMakeLists.txt<text:line-break/></text:p>
      <text:p text:style-name="P19"><text:span text:style-name="T8">project</text:span><text:span text:style-name="T22">(lab5)</text:span></text:p>
      <text:p text:style-name="P6"/>
      <text:p text:style-name="P18"><text:span text:style-name="T7">add_executable</text:span>(lab5</text:p>
      <text:p text:style-name="P18">main.cpp)</text:p>
      <text:p text:style-name="P6"/>
      <text:p text:style-name="P18"><text:span text:style-name="T7">set</text:span>(<text:span text:style-name="T12">CMAKE_CXX_FLAGS</text:span> <text:span text:style-name="T10">"${CMAKE_CXX_FLAGS} -Wall -Wextra"</text:span>)</text:p>
      <text:p text:style-name="P12"/>
      <text:p text:style-name="P12"/>
      <text:list xml:id="list13343952054207" text:continue-numbering="true" text:style-name="WW8Num2">
        <text:list-item>
          <text:p text:style-name="P34">Ссылка на репозиторий:</text:p>
        </text:list-item>
      </text:list>
      <text:p text:style-name="P22"><text:a xlink:type="simple" xlink:href="https://github.com/GitGood2000/oop_exercise_04" text:style-name="Internet_20_link" text:visited-style-name="Visited_20_Internet_20_Link"><text:span text:style-name="Internet_20_link"><text:span text:style-name="T1">https://github.com/</text:span></text:span></text:a><text:a xlink:type="simple" xlink:href="https://github.com/GitGood2000/oop_exercise_04" text:style-name="Internet_20_link" text:visited-style-name="Visited_20_Internet_20_Link"><text:span text:style-name="Internet_20_link"><text:span text:style-name="T3">obydenkova</text:span></text:span></text:a><text:a xlink:type="simple" xlink:href="https://github.com/GitGood2000/oop_exercise_04" text:style-name="Internet_20_link" text:visited-style-name="Visited_20_Internet_20_Link"><text:span text:style-name="Internet_20_link"><text:span text:style-name="T1">/oop_exercise_0</text:span></text:span></text:a><text:span text:style-name="Internet_20_link"><text:span text:style-name="T2">5</text:span></text:span><text:span text:style-name="T4"><text:line-break/></text:span></text:p>
      <text:list xml:id="list13345191663872" text:continue-numbering="true" text:style-name="WW8Num2">
        <text:list-item>
          <text:p text:style-name="P30"><text:soft-page-break/><text:span text:style-name="T20">Набор </text:span><text:span text:style-name="T23">testcases:</text:span></text:p>
        </text:list-item>
      </text:list>
      <text:p text:style-name="P10"/>
      <text:p text:style-name="P11">test_0<text:span text:style-name="T16">1</text:span>.test</text:p>
      <text:p text:style-name="P10">1</text:p>
      <text:p text:style-name="P10">-1 0</text:p>
      <text:p text:style-name="P10">0 1</text:p>
      <text:p text:style-name="P10">1 0</text:p>
      <text:p text:style-name="P10">0 -1</text:p>
      <text:p text:style-name="P10">1</text:p>
      <text:p text:style-name="P10">-2 0</text:p>
      <text:p text:style-name="P10">0 2</text:p>
      <text:p text:style-name="P10">2 0</text:p>
      <text:p text:style-name="P10">0 -2</text:p>
      <text:p text:style-name="P10">5</text:p>
      <text:p text:style-name="P10">1</text:p>
      <text:p text:style-name="P10">-3 0</text:p>
      <text:p text:style-name="P10">0 3</text:p>
      <text:p text:style-name="P10">3 0</text:p>
      <text:p text:style-name="P10">0 -3</text:p>
      <text:p text:style-name="P10">2</text:p>
      <text:p text:style-name="P10">3</text:p>
      <text:p text:style-name="P10">6</text:p>
      <text:p text:style-name="P10">4</text:p>
      <text:p text:style-name="P10">1</text:p>
      <text:p text:style-name="P10">2</text:p>
      <text:p text:style-name="P10">0</text:p>
      <text:p text:style-name="P11">test_0<text:span text:style-name="T16">1</text:span>.result</text:p>
      <text:p text:style-name="P10">1 - push</text:p>
      <text:p text:style-name="P10">2 - top</text:p>
      <text:p text:style-name="P10">3 - pop</text:p>
      <text:p text:style-name="P10">4 - erase_to_num</text:p>
      <text:p text:style-name="P10">5 - insert_to_num</text:p>
      <text:p text:style-name="P10">6 - for_each</text:p>
      <text:p text:style-name="P10">7 - count_if</text:p>
      <text:p text:style-name="P10">0 - exit</text:p>
      <text:p text:style-name="P10">1</text:p>
      <text:p text:style-name="P10">-1 0</text:p>
      <text:p text:style-name="P10">0 1</text:p>
      <text:p text:style-name="P10">1 0</text:p>
      <text:p text:style-name="P10">0 -1</text:p>
      <text:p text:style-name="P10"/>
      <text:p text:style-name="P10">1 <text:s text:c="2"/></text:p>
      <text:p text:style-name="P10">-2 0</text:p>
      <text:p text:style-name="P10">0 2</text:p>
      <text:p text:style-name="P10">2 0</text:p>
      <text:p text:style-name="P10">0 -2</text:p>
      <text:p text:style-name="P10"><text:soft-page-break/></text:p>
      <text:p text:style-name="P10">5</text:p>
      <text:p text:style-name="P10">1</text:p>
      <text:p text:style-name="P10">-3 0</text:p>
      <text:p text:style-name="P10">0 3</text:p>
      <text:p text:style-name="P10">3 0</text:p>
      <text:p text:style-name="P10">0 -3</text:p>
      <text:p text:style-name="P10">2</text:p>
      <text:p text:style-name="P10">Vertices: [ -1 0 ] [ 0 1 ] [ 1 0 ] [ 0 -1 ]</text:p>
      <text:p text:style-name="P10">Area:2</text:p>
      <text:p text:style-name="P10">Center:[ 0 0 ]</text:p>
      <text:p text:style-name="P10">3</text:p>
      <text:p text:style-name="P10">6</text:p>
      <text:p text:style-name="P10">Vertices: [ -3 0 ] [ 0 3 ] [ 3 0 ] [ 0 -3 ]</text:p>
      <text:p text:style-name="P10">Area:18</text:p>
      <text:p text:style-name="P10">Center:[ 0 0 ]</text:p>
      <text:p text:style-name="P10">Vertices: [ -2 0 ] [ 0 2 ] [ 2 0 ] [ 0 -2 ]</text:p>
      <text:p text:style-name="P10">Area:8</text:p>
      <text:p text:style-name="P10">Center:[ 0 0 ]</text:p>
      <text:p text:style-name="P10">4</text:p>
      <text:p text:style-name="P10">1</text:p>
      <text:p text:style-name="P10">2</text:p>
      <text:p text:style-name="P10">Vertices: [ -3 0 ] [ 0 3 ] [ 3 0 ] [ 0 -3 ]</text:p>
      <text:p text:style-name="P10">Area:18</text:p>
      <text:p text:style-name="P10">Center:[ 0 0 ]</text:p>
      <text:p text:style-name="P10">0</text:p>
      <text:p text:style-name="P11">test_0<text:span text:style-name="T16">2</text:span>.test</text:p>
      <text:p text:style-name="P13">5</text:p>
      <text:p text:style-name="P15">0</text:p>
      <text:p text:style-name="P13">-1 0</text:p>
      <text:p text:style-name="P13">0 1</text:p>
      <text:p text:style-name="P13">1 0</text:p>
      <text:p text:style-name="P13">0 -1</text:p>
      <text:p text:style-name="P13">1</text:p>
      <text:p text:style-name="P13">-3 0</text:p>
      <text:p text:style-name="P13">0 3</text:p>
      <text:p text:style-name="P13">3 0</text:p>
      <text:p text:style-name="P13">0 -3</text:p>
      <text:p text:style-name="P13">5</text:p>
      <text:p text:style-name="P13">2</text:p>
      <text:p text:style-name="P13">-2 0</text:p>
      <text:p text:style-name="P13">0 2</text:p>
      <text:p text:style-name="P13">2 0</text:p>
      <text:p text:style-name="P13">0 -2</text:p>
      <text:p text:style-name="P13">6</text:p>
      <text:p text:style-name="P13">7</text:p>
      <text:p text:style-name="P13"><text:soft-page-break/>10</text:p>
      <text:p text:style-name="P13">7</text:p>
      <text:p text:style-name="P13">20</text:p>
      <text:p text:style-name="P15">3</text:p>
      <text:p text:style-name="P15">6</text:p>
      <text:p text:style-name="P14"><text:span text:style-name="T17">0</text:span><text:line-break/></text:p>
      <text:p text:style-name="P11">test_0<text:span text:style-name="T16">2</text:span>.result</text:p>
      <text:p text:style-name="P12">1 - push</text:p>
      <text:p text:style-name="P12">2 - top</text:p>
      <text:p text:style-name="P12">3 - pop</text:p>
      <text:p text:style-name="P12">4 - erase_to_num</text:p>
      <text:p text:style-name="P12">5 - insert_to_num</text:p>
      <text:p text:style-name="P12">6 - for_each</text:p>
      <text:p text:style-name="P12">7 - count_if</text:p>
      <text:p text:style-name="P12">0 - exit</text:p>
      <text:p text:style-name="P12">5 0</text:p>
      <text:p text:style-name="P12">-1 0 </text:p>
      <text:p text:style-name="P12">0 1 </text:p>
      <text:p text:style-name="P12">1 0 </text:p>
      <text:p text:style-name="P12">0 -1 </text:p>
      <text:p text:style-name="P12">1 </text:p>
      <text:p text:style-name="P12">-3 0 </text:p>
      <text:p text:style-name="P12">0 3 </text:p>
      <text:p text:style-name="P12">3 0 </text:p>
      <text:p text:style-name="P12">0 -3 </text:p>
      <text:p text:style-name="P12"/>
      <text:p text:style-name="P12">5 2</text:p>
      <text:p text:style-name="P12">-2 0 0 2 2 0 0 -2</text:p>
      <text:p text:style-name="P12">6</text:p>
      <text:p text:style-name="P12">Vertices: [ -1 0 ] [ 0 1 ] [ 1 0 ] [ 0 -1 ]</text:p>
      <text:p text:style-name="P12">Area:2</text:p>
      <text:p text:style-name="P12">Center:[ 0 0 ]</text:p>
      <text:p text:style-name="P12">Vertices: [ -3 0 ] [ 0 3 ] [ 3 0 ] [ 0 -3 ]</text:p>
      <text:p text:style-name="P12">Area:18</text:p>
      <text:p text:style-name="P12">Center:[ 0 0 ]</text:p>
      <text:p text:style-name="P12">Vertices: [ -2 0 ] [ 0 2 ] [ 2 0 ] [ 0 -2 ]</text:p>
      <text:p text:style-name="P12">Area:8</text:p>
      <text:p text:style-name="P12">Center:[ 0 0 ]</text:p>
      <text:p text:style-name="P12">7</text:p>
      <text:p text:style-name="P12">10</text:p>
      <text:p text:style-name="P12">2</text:p>
      <text:p text:style-name="P12">2</text:p>
      <text:p text:style-name="P12">Vertices: [ -1 0 ] [ 0 1 ] [ 1 0 ] [ 0 -1 ]</text:p>
      <text:p text:style-name="P12">Area:2</text:p>
      <text:p text:style-name="P12">Center:[ 0 0 ]</text:p>
      <text:p text:style-name="P12"><text:soft-page-break/>7</text:p>
      <text:p text:style-name="P12">20</text:p>
      <text:p text:style-name="P12">3</text:p>
      <text:p text:style-name="P12">3</text:p>
      <text:p text:style-name="P12">6</text:p>
      <text:p text:style-name="P12">Vertices: [ -3 0 ] [ 0 3 ] [ 3 0 ] [ 0 -3 ]</text:p>
      <text:p text:style-name="P12">Area:18</text:p>
      <text:p text:style-name="P12">Center:[ 0 0 ]</text:p>
      <text:p text:style-name="P12">Vertices: [ -2 0 ] [ 0 2 ] [ 2 0 ] [ 0 -2 ]</text:p>
      <text:p text:style-name="P12">Area:8</text:p>
      <text:p text:style-name="P12">Center:[ 0 0 ]</text:p>
      <text:p text:style-name="P15">0</text:p>
      <text:p text:style-name="P23"/>
      <text:p text:style-name="P10"/>
      <text:list xml:id="list13343911130719" text:continue-numbering="true" text:style-name="WW8Num2">
        <text:list-header>
          <text:p text:style-name="P33"/>
        </text:list-header>
        <text:list-item>
          <text:p text:style-name="P30"><text:span text:style-name="T23">Объяснение результатов работы программы</text:span><text:span text:style-name="T20">:</text:span></text:p>
        </text:list-item>
      </text:list>
      <text:p text:style-name="P4">При вводе команды «1» происходит вставка элемента в очередь, при вводе «2» выводится первый элемент из нашей очереди, «3» <text:s/>удаляется первый элемент очереди, «4» удаление элемента очереди по итератору, «5» удаление из очереди по номеру итератора, «6» выводятся все фигуры, «7» выводится количество фигур площадь которых меньше заданной.</text:p>
      <text:p text:style-name="P4"/>
      <text:list xml:id="list13344975080942" text:continue-numbering="true" text:style-name="WW8Num2">
        <text:list-item>
          <text:p text:style-name="P31"><text:span text:style-name="T20">Вывод:</text:span><text:span text:style-name="T21"> </text:span></text:p>
        </text:list-item>
      </text:list>
      <text:p text:style-name="P5"><text:span text:style-name="T18">В данной лабораторной работе я освоил</text:span><text:span text:style-name="T19">а</text:span><text:span text:style-name="T18"> основы работы с коллекциями и итераторами. Создал</text:span><text:span text:style-name="T19">а</text:span><text:span text:style-name="T18"> свой STL контейнер основанный на умных указателях.</text:span></text:p>
      <text:p text:style-name="P1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iberation Mono" svg:font-family="'Liberation Mono', 'Courier New'" style:font-family-generic="modern"/>
    <style:font-face style:name="NSimSun" svg:font-family="NSimSun" style:font-family-generic="modern"/>
    <style:font-face style:name="Arial" svg:font-family="Arial" style:font-family-generic="swiss"/>
    <style:font-face style:name="Courier New2" svg:font-family="'Courier New'" style:font-pitch="variable"/>
    <style:font-face style:name="Open Sans" svg:font-family="'Open Sans'"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mily-generic="roman" style:font-pitch="variable"/>
    <style:font-face style:name="Calibri Light" svg:font-family="'Calibri Light'"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padding="0cm" fo:border="none"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cm" fo:margin-bottom="0.529cm" loext:contextual-spacing="false" fo:line-height="100%" fo:padding-left="0cm" fo:padding-right="0cm" fo:padding-top="0cm" fo:padding-bottom="0.141cm" fo:border-left="none" fo:border-right="none" fo:border-top="none" fo:border-bottom="0.99pt solid #4472c4"/>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Balloon_20_text" style:display-name="Balloon text" style:family="paragraph">
      <style:paragraph-properties fo:orphans="2" fo:widows="2" fo:hyphenation-ladder-count="no-limit" fo:padding="0cm" fo:border="none"/>
      <style:text-properties style:use-window-font-color="true" style:font-name="Tahoma" fo:font-family="Tahoma" style:font-family-generic="swiss" style:font-pitch="variable" fo:font-size="8pt" fo:language="ru" fo:country="RU" style:font-name-asian="Times New Roman" style:font-family-asian="'Times New Roman'" style:font-family-generic-asian="roman" style:font-pitch-asian="variable" style:font-size-asian="8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o_20_spacing" style:display-name="No spacing"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ru" style:country-asian="RU"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title" style:family="paragraph" style:parent-style-name="Standard" style:next-style-name="Standard" style:class="chapter">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Intense_20_quote" style:display-name="Intense quote" style:family="paragraph" style:parent-style-name="Standard" style:next-style-name="Standard">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472c4"/>
      <style:text-properties fo:color="#4472c4" fo:font-style="italic" fo:font-weight="bold" style:font-style-asian="italic" style:font-weight-asian="bold" style:font-style-complex="italic"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Endnote" style:family="paragraph" style:parent-style-name="Standard" style:class="extra">
      <style:paragraph-properties fo:margin-top="0cm" fo:margin-bottom="0cm" loext:contextual-spacing="false" fo:line-height="100%"/>
      <style:text-properties fo:font-size="10pt" style:font-size-asian="10pt" style:font-size-complex="10pt"/>
    </style:style>
    <style:style style:name="Plain_20_text" style:display-name="Plain text" style:family="paragraph" style:parent-style-name="Standard">
      <style:paragraph-properties fo:margin-top="0cm" fo:margin-bottom="0cm" loext:contextual-spacing="false" fo:line-height="100%"/>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Map" style:family="paragraph">
      <style:paragraph-properties fo:margin-top="0cm" fo:margin-bottom="0.353cm" loext:contextual-spacing="false" fo:line-height="115%" fo:text-align="start" style:justify-single-word="false" fo:orphans="2" fo:widows="2" fo:hyphenation-ladder-count="no-limit" style:vertical-align="auto" style:writing-mode="lr-tb"/>
      <style:text-properties style:use-window-font-color="true" style:font-name="Times New Roman" fo:font-family="'Times New Roman'" style:font-family-generic="roman" style:font-pitch="variable" fo:font-size="11pt" fo:language="ru" fo:country="RU" style:font-name-asian="Open Sans" style:font-family-asian="'Open Sans'" style:font-pitch-asian="variable" style:font-size-asian="11pt" style:language-asian="ru" style:country-asian="RU"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able_20_Grid" style:display-name="Table Grid" style:family="paragraph" style:parent-style-name="DocumentMap">
      <style:paragraph-properties fo:text-align="start" style:justify-single-word="false" fo:orphans="2" fo:widows="2" style:vertical-align="auto"/>
      <style:text-properties fo:font-size="10pt" fo:language="ru" fo:country="RU" style:font-size-asian="10pt" style:language-asian="ru" style:country-asian="RU" style:font-name-complex="Times New Roman" style:font-family-complex="'Times New Roman'" style:font-family-generic-complex="roman" style:font-pitch-complex="variable" style:font-size-complex="10pt" style:language-complex="ar" style:country-complex="SA"/>
    </style:style>
    <style:style style:name="HTML_20_Preformatted" style:display-name="HTML Preformatted" style:family="paragraph" style:parent-style-name="Standard">
      <style:paragraph-properties fo:text-align="start" style:justify-single-word="false" fo:orphans="2" fo:widows="2"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fo:language="ru" fo:country="RU" style:font-size-asian="10pt" style:language-asian="ru" style:country-asian="RU" style:font-name-complex="Courier New1" style:font-family-complex="'Courier New'" style:font-family-generic-complex="roman" style:font-pitch-complex="variable" style:font-size-complex="10pt" style:language-complex="ar" style:country-complex="SA"/>
    </style:style>
    <style:style style:name="Normal_20__28_Web_29_" style:display-name="Normal (Web)" style:family="paragraph" style:parent-style-name="Standard">
      <style:paragraph-properties fo:margin-top="0.176cm" fo:margin-bottom="0.176cm" loext:contextual-spacing="false" fo:text-align="start" style:justify-single-word="false" fo:orphans="2" fo:widows="2" style:vertical-align="auto"/>
      <style:text-properties fo:font-size="12pt" fo:language="ru" fo:country="RU" style:font-size-asian="12pt" style:language-asian="ru" style:country-asian="RU" style:font-name-complex="Times New Roman" style:font-family-complex="'Times New Roman'" style:font-family-generic-complex="roman" style:font-pitch-complex="variable" style:font-size-complex="12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ize="14pt" fo:language="ru" fo:country="RU" fo:font-weight="bold" style:font-size-asian="12.25pt" style:font-weight-asian="bold" style:font-name-complex="Times New Roman" style:font-family-complex="'Times New Roman'" style:font-family-generic-complex="roman" style:font-pitch-complex="variable" style:font-size-complex="14pt" style:font-weight-complex="bold"/>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3z1"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WW8Num3z2" style:family="text">
      <style:text-properties style:font-name="Times New Roman" fo:font-family="'Times New Roman'" style:font-family-generic="roman" style:font-pitch="variable" fo:font-size="10pt" fo:language="ru" fo:country="RU" fo:font-weight="normal" style:font-size-asian="10pt" style:font-weight-asian="normal" style:font-name-complex="Times New Roman" style:font-family-complex="'Times New Roman'" style:font-family-generic-complex="roman" style:font-pitch-complex="variable" style:font-size-complex="10pt" style:font-weight-complex="normal"/>
    </style:style>
    <style:style style:name="Default_20_paragraph_20_font" style:display-name="Default paragraph font" style:family="text"/>
    <style:style style:name="Заголовок_20_1_20_Знак" style:display-name="Заголовок 1 Знак" style:family="text">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Заголовок_20_2_20_Знак" style:display-name="Заголовок 2 Знак" style:family="text">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Заголовок_20_3_20_Знак" style:display-name="Заголовок 3 Знак" style:family="text">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Заголовок_20_4_20_Знак" style:display-name="Заголовок 4 Знак" style:family="text">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Заголовок_20_5_20_Знак" style:display-name="Заголовок 5 Знак" style:family="text">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Заголовок_20_6_20_Знак" style:display-name="Заголовок 6 Знак" style:family="text">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Заголовок_20_7_20_Знак" style:display-name="Заголовок 7 Знак" style:family="text">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Заголовок_20_8_20_Знак" style:display-name="Заголовок 8 Знак" style:family="text">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Заголовок_20_9_20_Знак" style:display-name="Заголовок 9 Знак" style:family="text">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Заголовок_20_Знак" style:display-name="Заголовок Знак" style:family="text">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Подзаголовок_20_Знак" style:display-name="Подзаголовок Знак" style:family="text">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Subtle_20_emphasis" style:display-name="Subtle emphasis" style:family="text">
      <style:text-properties fo:color="#808080" fo:font-style="italic" style:font-style-asian="italic" style:font-style-complex="italic"/>
    </style:style>
    <style:style style:name="Emphasis" style:family="text">
      <style:text-properties fo:font-style="italic" style:font-style-asian="italic" style:font-style-complex="italic"/>
    </style:style>
    <style:style style:name="Intense_20_emphasis" style:display-name="Intense emphasis" style:family="text">
      <style:text-properties fo:color="#4472c4" fo:font-style="italic" fo:font-weight="bold" style:font-style-asian="italic" style:font-weight-asian="bold" style:font-style-complex="italic" style:font-weight-complex="bold"/>
    </style:style>
    <style:style style:name="Strong_20_Emphasis" style:display-name="Strong Emphasis" style:family="text">
      <style:text-properties fo:font-weight="bold" style:font-weight-asian="bold" style:font-weight-complex="bold"/>
    </style:style>
    <style:style style:name="Цитата_20_2_20_Знак" style:display-name="Цитата 2 Знак" style:family="text">
      <style:text-properties fo:color="#000000" fo:font-style="italic" style:font-style-asian="italic" style:font-style-complex="italic"/>
    </style:style>
    <style:style style:name="Выделенная_20_цитата_20_Знак" style:display-name="Выделенная цитата Знак" style:family="text">
      <style:text-properties fo:color="#4472c4" fo:font-style="italic" fo:font-weight="bold" style:font-style-asian="italic" style:font-weight-asian="bold" style:font-style-complex="italic" style:font-weight-complex="bold"/>
    </style:style>
    <style:style style:name="Subtle_20_reference" style:display-name="Subtle reference" style:family="text">
      <style:text-properties fo:font-variant="small-caps" fo:color="#ed7d31" style:text-underline-style="solid" style:text-underline-width="auto" style:text-underline-color="font-color"/>
    </style:style>
    <style:style style:name="Intense_20_reference" style:display-name="Intense reference" style:family="text">
      <style:text-properties fo:font-variant="small-caps" fo:color="#ed7d31" fo:letter-spacing="0.009cm" style:text-underline-style="solid" style:text-underline-width="auto" style:text-underline-color="font-color" fo:font-weight="bold" style:font-weight-asian="bold" style:font-weight-complex="bold"/>
    </style:style>
    <style:style style:name="Book_20_title" style:display-name="Book title" style:family="text">
      <style:text-properties fo:font-variant="small-caps" fo:letter-spacing="0.009cm" fo:font-weight="bold" style:font-weight-asian="bold" style:font-weight-complex="bold"/>
    </style:style>
    <style:style style:name="Текст_20_сноски_20_Знак" style:display-name="Текст сноски Знак" style:family="text">
      <style:text-properties fo:font-size="10pt" style:font-size-asian="10pt" style:font-size-complex="10pt"/>
    </style:style>
    <style:style style:name="Footnote_20_Symbol" style:display-name="Footnote Symbol" style:family="text">
      <style:text-properties style:text-position="super 58%"/>
    </style:style>
    <style:style style:name="Текст_20_концевой_20_сноски_20_Знак" style:display-name="Текст концевой сноски Знак" style:family="text">
      <style:text-properties fo:font-size="10pt" style:font-size-asian="10pt" style:font-size-complex="10pt"/>
    </style:style>
    <style:style style:name="Endnote_20_Symbol" style:display-name="Endnote Symbol" style:family="text">
      <style:text-properties style:text-position="super 58%"/>
    </style:style>
    <style:style style:name="Internet_20_link" style:display-name="Internet link" style:family="text">
      <style:text-properties fo:color="#0563c1" style:text-underline-style="solid" style:text-underline-width="auto" style:text-underline-color="font-color"/>
    </style:style>
    <style:style style:name="Текст_20_Знак" style:display-name="Текст Знак" style:family="text">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Heading_20_1_20_Char" style:display-name="Heading 1 Char" style:family="text" style:parent-style-name="Default_20_paragraph_20_font">
      <style:text-properties fo:color="#2f5395" style:font-name="Calibri Light" fo:font-family="'Calibri Light'" style:font-family-generic="swiss" style:font-pitch="variable" fo:font-size="14pt" fo:font-weight="bold" style:font-name-asian="Calibri Light" style:font-family-asian="'Calibri Light'" style:font-family-generic-asian="swiss" style:font-pitch-asian="variable" style:font-size-asian="14pt" style:font-weight-asian="bold" style:font-name-complex="Calibri Light" style:font-family-complex="'Calibri Light'" style:font-family-generic-complex="swiss" style:font-pitch-complex="variable" style:font-size-complex="14pt" style:font-weight-complex="bold"/>
    </style:style>
    <style:style style:name="Heading_20_2_20_Char" style:display-name="Heading 2 Char" style:family="text" style:parent-style-name="Default_20_paragraph_20_font">
      <style:text-properties fo:color="#4472c4" style:font-name="Calibri Light" fo:font-family="'Calibri Light'" style:font-family-generic="swiss" style:font-pitch="variable" fo:font-size="13pt" fo:font-weight="bold" style:font-name-asian="Calibri Light" style:font-family-asian="'Calibri Light'" style:font-family-generic-asian="swiss" style:font-pitch-asian="variable" style:font-size-asian="13pt" style:font-weight-asian="bold" style:font-name-complex="Calibri Light" style:font-family-complex="'Calibri Light'" style:font-family-generic-complex="swiss" style:font-pitch-complex="variable" style:font-size-complex="13pt" style:font-weight-complex="bold"/>
    </style:style>
    <style:style style:name="Heading_20_3_20_Char" style:display-name="Heading 3 Char" style:family="text" style:parent-style-name="Default_20_paragraph_20_font">
      <style:text-properties fo:color="#4472c4" style:font-name="Calibri Light" fo:font-family="'Calibri Light'" style:font-family-generic="swiss" style:font-pitch="variable" fo:font-weight="bold" style:font-name-asian="Calibri Light" style:font-family-asian="'Calibri Light'" style:font-family-generic-asian="swiss" style:font-pitch-asian="variable" style:font-weight-asian="bold" style:font-name-complex="Calibri Light" style:font-family-complex="'Calibri Light'" style:font-family-generic-complex="swiss" style:font-pitch-complex="variable" style:font-weight-complex="bold"/>
    </style:style>
    <style:style style:name="Heading_20_4_20_Char" style:display-name="Heading 4 Char" style:family="text" style:parent-style-name="Default_20_paragraph_20_font">
      <style:text-properties fo:color="#4472c4" style:font-name="Calibri Light" fo:font-family="'Calibri Light'" style:font-family-generic="swiss" style:font-pitch="variable" fo:font-style="italic" fo:font-weight="bold" style:font-name-asian="Calibri Light" style:font-family-asian="'Calibri Light'" style:font-family-generic-asian="swiss" style:font-pitch-asian="variable" style:font-style-asian="italic" style:font-weight-asian="bold" style:font-name-complex="Calibri Light" style:font-family-complex="'Calibri Light'" style:font-family-generic-complex="swiss" style:font-pitch-complex="variable" style:font-style-complex="italic" style:font-weight-complex="bold"/>
    </style:style>
    <style:style style:name="Heading_20_5_20_Char" style:display-name="Heading 5 Char" style:family="text" style:parent-style-name="Default_20_paragraph_20_font">
      <style:text-properties fo:color="#1f3763" style:font-name="Calibri Light" fo:font-family="'Calibri Light'" style:font-family-generic="swiss" style:font-pitch="variable" style:font-name-asian="Calibri Light" style:font-family-asian="'Calibri Light'" style:font-family-generic-asian="swiss" style:font-pitch-asian="variable" style:font-name-complex="Calibri Light" style:font-family-complex="'Calibri Light'" style:font-family-generic-complex="swiss" style:font-pitch-complex="variable"/>
    </style:style>
    <style:style style:name="Heading_20_6_20_Char" style:display-name="Heading 6 Char" style:family="text" style:parent-style-name="Default_20_paragraph_20_font">
      <style:text-properties fo:color="#1f3763"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7_20_Char" style:display-name="Heading 7 Char" style:family="text" style:parent-style-name="Default_20_paragraph_20_font">
      <style:text-properties fo:color="#404040" style:font-name="Calibri Light" fo:font-family="'Calibri Light'" style:font-family-generic="swiss" style:font-pitch="variable" fo:font-style="italic" style:font-name-asian="Calibri Light" style:font-family-asian="'Calibri Light'" style:font-family-generic-asian="swiss" style:font-pitch-asian="variable" style:font-style-asian="italic" style:font-name-complex="Calibri Light" style:font-family-complex="'Calibri Light'" style:font-family-generic-complex="swiss" style:font-pitch-complex="variable" style:font-style-complex="italic"/>
    </style:style>
    <style:style style:name="Heading_20_8_20_Char" style:display-name="Heading 8 Char" style:family="text" style:parent-style-name="Default_20_paragraph_20_font">
      <style:text-properties fo:color="#404040" style:font-name="Calibri Light" fo:font-family="'Calibri Light'" style:font-family-generic="swiss" style:font-pitch="variable" fo:font-size="10pt" style:font-name-asian="Calibri Light" style:font-family-asian="'Calibri Light'" style:font-family-generic-asian="swiss" style:font-pitch-asian="variable" style:font-size-asian="10pt" style:font-name-complex="Calibri Light" style:font-family-complex="'Calibri Light'" style:font-family-generic-complex="swiss" style:font-pitch-complex="variable" style:font-size-complex="10pt"/>
    </style:style>
    <style:style style:name="Heading_20_9_20_Char" style:display-name="Heading 9 Char" style:family="text" style:parent-style-name="Default_20_paragraph_20_font">
      <style:text-properties fo:color="#404040" style:font-name="Calibri Light" fo:font-family="'Calibri Light'" style:font-family-generic="swiss" style:font-pitch="variable" fo:font-size="10pt" fo:font-style="italic" style:font-name-asian="Calibri Light" style:font-family-asian="'Calibri Light'" style:font-family-generic-asian="swiss" style:font-pitch-asian="variable" style:font-size-asian="10pt" style:font-style-asian="italic" style:font-name-complex="Calibri Light" style:font-family-complex="'Calibri Light'" style:font-family-generic-complex="swiss" style:font-pitch-complex="variable" style:font-size-complex="10pt" style:font-style-complex="italic"/>
    </style:style>
    <style:style style:name="Title_20_Char" style:display-name="Title Char" style:family="text" style:parent-style-name="Default_20_paragraph_20_font">
      <style:text-properties fo:color="#333f4f" style:font-name="Calibri Light" fo:font-family="'Calibri Light'" style:font-family-generic="swiss" style:font-pitch="variable" fo:font-size="26pt" fo:letter-spacing="0.009cm" style:font-name-asian="Calibri Light" style:font-family-asian="'Calibri Light'" style:font-family-generic-asian="swiss" style:font-pitch-asian="variable" style:font-size-asian="26pt" style:font-name-complex="Calibri Light" style:font-family-complex="'Calibri Light'" style:font-family-generic-complex="swiss" style:font-pitch-complex="variable" style:font-size-complex="26pt"/>
    </style:style>
    <style:style style:name="Subtitle_20_Char" style:display-name="Subtitle Char" style:family="text" style:parent-style-name="Default_20_paragraph_20_font">
      <style:text-properties fo:color="#4472c4" style:font-name="Calibri Light" fo:font-family="'Calibri Light'" style:font-family-generic="swiss" style:font-pitch="variable" fo:font-size="12pt" fo:letter-spacing="0.026cm" fo:font-style="italic" style:font-name-asian="Calibri Light" style:font-family-asian="'Calibri Light'" style:font-family-generic-asian="swiss" style:font-pitch-asian="variable" style:font-size-asian="12pt" style:font-style-asian="italic" style:font-name-complex="Calibri Light" style:font-family-complex="'Calibri Light'" style:font-family-generic-complex="swiss" style:font-pitch-complex="variable" style:font-size-complex="12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472c4" fo:font-style="italic" fo:font-weight="bold" style:font-style-asian="italic" style:font-weight-asian="bold" style:font-style-complex="italic"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Endnote_20_Text_20_Char" style:display-name="Endnote Text Char" style:family="text" style:parent-style-name="Default_20_paragraph_20_font">
      <style:text-properties fo:font-size="10pt" style:font-size-asian="10pt" style:font-size-complex="10pt"/>
    </style:style>
    <style:style style:name="Plain_20_Text_20_Char" style:display-name="Plain Text Char" style:family="text" style:parent-style-name="Default_20_paragraph_20_font">
      <style:text-properties style:font-name="Courier New" fo:font-family="'Courier New'" style:font-family-generic="modern" fo:font-size="10.5pt" style:font-size-asian="10.5pt" style:font-name-complex="Courier New" style:font-family-complex="'Courier New'" style:font-family-generic-complex="modern"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style:text-properties style:font-name="Courier New1" fo:font-family="'Courier New'" style:font-family-generic="roman" style:font-pitch="variable" fo:font-size="10pt" style:font-size-asian="10pt" style:font-name-complex="Courier New2" style:font-family-complex="'Courier New'" style:font-pitch-complex="variable" style:font-size-complex="10pt"/>
    </style:style>
    <style:style style:name="Strong" style:family="text" style:parent-style-name="Default_20_Paragraph_20_Font">
      <style:text-properties fo:font-weight="bold" style:font-weight-asian="bold" style:font-name-complex="Times New Roman" style:font-family-complex="'Times New Roman'" style:font-family-generic-complex="roman" style:font-pitch-complex="variable"/>
    </style:style>
    <style:style style:name="HTML_20_Typewriter" style:display-name="HTML Typewriter" style:family="text" style:parent-style-name="Default_20_Paragraph_20_Font">
      <style:text-properties style:font-name="Courier New1" fo:font-family="'Courier New'" style:font-family-generic="roman" style:font-pitch="variable" fo:font-size="10pt" style:font-size-asian="10pt" style:font-name-complex="Times New Roman" style:font-family-complex="'Times New Roman'" style:font-family-generic-complex="roman" style:font-pitch-complex="variable"/>
    </style:style>
    <style:style style:name="ListLabel_20_10" style:display-name="ListLabel 10" style:family="text">
      <style:text-properties style:font-name="Times New Roman" fo:font-family="'Times New Roman'" style:font-family-generic="roman" style:font-pitch="variable" fo:font-size="10pt" fo:background-color="#ffffff" style:font-size-asian="10pt" style:font-name-complex="Times New Roman" style:font-family-complex="'Times New Roman'" style:font-family-generic-complex="roman" style:font-pitch-complex="variable"/>
    </style:style>
    <style:style style:name="Teletype" style:family="text">
      <style:text-properties style:font-name="Liberation Mono" fo:font-family="'Liberation Mono', 'Courier New'" style:font-family-generic="modern" style:font-name-asian="NSimSun" style:font-family-asian="NSimSun" style:font-family-generic-asian="modern" style:font-name-complex="Liberation Mono" style:font-family-complex="'Liberation Mono', 'Courier New'" style:font-family-generic-complex="moder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text:style-name="WW8Num1z4" style:num-format="">
        <style:list-level-properties text:list-level-position-and-space-mode="label-alignment">
          <style:list-level-label-alignment text:label-followed-by="nothing"/>
        </style:list-level-properties>
      </text:outline-level-style>
      <text:outline-level-style text:level="6" text:style-name="WW8Num1z5" style:num-format="">
        <style:list-level-properties text:list-level-position-and-space-mode="label-alignment">
          <style:list-level-label-alignment text:label-followed-by="nothing"/>
        </style:list-level-properties>
      </text:outline-level-style>
      <text:outline-level-style text:level="7" text:style-name="WW8Num1z6" style:num-format="">
        <style:list-level-properties text:list-level-position-and-space-mode="label-alignment">
          <style:list-level-label-alignment text:label-followed-by="nothing"/>
        </style:list-level-properties>
      </text:outline-level-style>
      <text:outline-level-style text:level="8" text:style-name="WW8Num1z7" style:num-format="">
        <style:list-level-properties text:list-level-position-and-space-mode="label-alignment">
          <style:list-level-label-alignment text:label-followed-by="nothing"/>
        </style:list-level-properties>
      </text:outline-level-style>
      <text:outline-level-style text:level="9" text:style-name="WW8Num1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268cm" fo:margin-left="3cm" fo:margin-right="1.499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
    <meta:initial-creator>Гость</meta:initial-creator>
    <meta:creation-date>2018-09-13T19:05:00</meta:creation-date>
    <dc:date>2020-01-11T01:33:43.082039116</dc:date>
    <meta:print-date>1995-11-21T17:41:00</meta:print-date>
    <meta:editing-cycles>72</meta:editing-cycles>
    <meta:editing-duration>P1DT2H39M58S</meta:editing-duration>
    <meta:generator>LibreOffice/6.0.7.3$Linux_X86_64 LibreOffice_project/00m0$Build-3</meta:generator>
    <meta:document-statistic meta:table-count="1" meta:image-count="0" meta:object-count="0" meta:page-count="14" meta:paragraph-count="497" meta:word-count="1614" meta:character-count="9359" meta:non-whitespace-character-count="8216"/>
  </office:meta>
</office:document-meta>
</file>